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swiss" style:font-pitch="variable"/>
    <style:font-face style:name="Noto Sans Mono ExtraCondensed" svg:font-family="'Noto Sans Mono ExtraCondensed'" style:font-family-generic="swiss" style:font-pitch="variable"/>
    <style:font-face style:name="Noto Sans Mono Medium" svg:font-family="'Noto Sans Mono Medium'" style:font-adornments="Medium" style:font-family-generic="swiss" style:font-pitch="variable"/>
    <style:font-face style:name="Noto Sans Mono Medium1" svg:font-family="'Noto Sans Mono Medium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auto-grow-height="true" draw:auto-grow-width="false" fo:max-height="0cm" fo:min-height="8.641cm"/>
      <style:paragraph-properties style:writing-mode="lr-tb"/>
    </style:style>
    <style:style style:name="gr3" style:family="graphic" style:parent-style-name="Text">
      <style:graphic-properties draw:stroke="none" svg:stroke-color="#000000" draw:fill="none" draw:fill-color="#ffffff" draw:auto-grow-height="true" draw:auto-grow-width="false" fo:max-height="0cm" fo:min-height="1.157cm"/>
      <style:paragraph-properties style:writing-mode="lr-tb"/>
    </style:style>
    <style:style style:name="gr4" style:family="graphic" style:parent-style-name="Text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1.931cm"/>
      <style:paragraph-properties style:writing-mode="lr-tb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1.156cm"/>
      <style:paragraph-properties style:writing-mode="lr-tb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1.339cm"/>
      <style:paragraph-properties style:writing-mode="lr-tb"/>
    </style:style>
    <style:style style:name="gr8" style:family="graphic" style:parent-style-name="Text">
      <style:graphic-properties draw:stroke="none" svg:stroke-color="#000000" draw:fill="none" draw:fill-color="#ffffff" draw:auto-grow-height="true" draw:auto-grow-width="false" fo:max-height="0cm" fo:min-height="1.656cm"/>
      <style:paragraph-properties style:writing-mode="lr-tb"/>
    </style:style>
    <style:style style:name="gr9" style:family="graphic" style:parent-style-name="Text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10" style:family="graphic" style:parent-style-name="Text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stroke="none" svg:stroke-color="#000000" draw:fill="solid" draw:fill-color="#f8f8f8" draw:textarea-horizontal-align="left" draw:auto-grow-height="true" draw:auto-grow-width="false" fo:min-height="8.427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  <style:paragraph-properties style:writing-mode="lr-tb"/>
    </style:style>
    <style:style style:name="gr12" style:family="graphic" style:parent-style-name="Text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stroke="none" svg:stroke-color="#000000" draw:fill="none" draw:fill-color="#f8f8f8" draw:auto-grow-height="false" draw:auto-grow-width="false" draw:fit-to-size="false" style:shrink-to-fit="true" fo:max-height="0cm" fo:min-height="9.999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0.6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draw:auto-grow-height="true" fo:min-height="1.372cm"/>
      <style:paragraph-properties style:writing-mode="lr-tb"/>
    </style:style>
    <style:style style:name="pr5" style:family="presentation" style:parent-style-name="Default_20_1-outline1">
      <style:graphic-properties fo:min-height="8.884cm"/>
      <style:paragraph-properties style:writing-mode="lr-tb"/>
    </style:style>
    <style:style style:name="pr6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_20_1-outline1">
      <style:graphic-properties fo:min-height="10.069cm"/>
      <style:paragraph-properties style:writing-mode="lr-tb"/>
    </style:style>
    <style:style style:name="pr8" style:family="presentation" style:parent-style-name="Default_20_1-notes">
      <style:graphic-properties draw:fill-color="#ffffff" fo:min-height="13.364cm"/>
      <style:paragraph-properties style:writing-mode="lr-tb"/>
    </style:style>
    <style:style style:name="pr9" style:family="presentation" style:parent-style-name="Default_20_1-title">
      <style:graphic-properties fo:min-height="1.372cm"/>
      <style:paragraph-properties style:writing-mode="lr-tb"/>
    </style:style>
    <style:style style:name="pr10" style:family="presentation" style:parent-style-name="Default_20_1-outline1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fill="none" draw:fill-color="#f8f8f8" fo:min-height="10.069cm"/>
      <style:paragraph-properties style:writing-mode="lr-tb"/>
    </style:style>
    <style:style style:name="pr11" style:family="presentation" style:parent-style-name="Default_20_1-outline1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fill="solid" draw:fill-color="#f8f8f8" fo:min-height="10.069cm"/>
      <style:paragraph-properties style:writing-mode="lr-tb"/>
    </style:style>
    <style:style style:name="pr12" style:family="presentation" style:parent-style-name="Default_20_1-outline1" style:list-style-name="L2">
      <style:graphic-properties ch2_options="{'Style': 'default', 'Language': 'D', 'UseCharStyles': False, 'LineNumberRatio': 100, 'LineNumberStart': 1, 'MasterCharStyle': '', 'ShowLineNumbers': 0, 'ColourizeBackground': 1, 'LineNumberSeparator': '  ', 'StoreOptionsWithSnippet': 1}" draw:fill="none" draw:fill-color="#f8f8f8" fo:min-height="10.06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>
        <style:tab-stops/>
      </style:paragraph-properties>
    </style:style>
    <style:style style:name="P3" style:family="paragraph">
      <style:text-properties fo:font-size="24pt" style:font-size-asian="32pt" style:font-weight-asian="normal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style:paragraph-properties fo:margin-top="0.5cm" fo:margin-bottom="0cm"/>
    </style:style>
    <style:style style:name="P7" style:family="paragraph">
      <loext:graphic-properties draw:fill="none" draw:fill-color="#f8f8f8"/>
      <style:text-properties style:font-name="Noto Sans Mono"/>
    </style:style>
    <style:style style:name="P8" style:family="paragraph">
      <loext:graphic-properties draw:fill="none" draw:fill-color="#f8f8f8"/>
    </style:style>
    <style:style style:name="P9" style:family="paragraph">
      <loext:graphic-properties draw:fill="solid" draw:fill-color="#f8f8f8"/>
    </style:style>
    <style:style style:name="P10" style:family="paragraph">
      <style:paragraph-properties fo:margin-top="0.4cm" fo:margin-bottom="0cm">
        <style:tab-stops/>
      </style:paragraph-properties>
    </style:style>
    <style:style style:name="P11" style:family="paragraph">
      <loext:graphic-properties draw:fill="none" draw:fill-color="#f8f8f8"/>
      <style:paragraph-properties fo:margin-top="0.5cm" fo:margin-bottom="0cm">
        <style:tab-stops/>
      </style:paragraph-properties>
    </style:style>
    <style:style style:name="P12" style:family="paragraph">
      <loext:graphic-properties draw:fill="none" draw:fill-color="#f8f8f8"/>
      <style:text-properties style:font-name="Noto Sans Mono1" fo:font-size="16pt" style:font-size-asian="32pt" style:font-weight-asian="normal" style:font-size-complex="32pt"/>
    </style:style>
    <style:style style:name="P13" style:family="paragraph">
      <loext:graphic-properties draw:fill="none" draw:fill-color="#ffffff"/>
      <style:text-properties style:font-name="Noto Sans Mono1" fo:font-size="24pt" fo:font-weight="normal" style:font-size-asian="24pt" style:font-size-complex="24pt" style:text-overline-style="solid" style:text-overline-width="auto" style:text-overline-color="font-color"/>
    </style:style>
    <style:style style:name="P14" style:family="paragraph">
      <loext:graphic-properties draw:fill="none" draw:fill-color="#ffffff"/>
      <style:text-properties style:font-name="Noto Sans Mono1" fo:font-size="20pt" fo:font-weight="normal" style:font-size-asian="24pt" style:font-size-complex="24pt" style:text-overline-style="solid" style:text-overline-width="auto" style:text-overline-color="font-color"/>
    </style:style>
    <style:style style:name="P15" style:family="paragraph">
      <loext:graphic-properties draw:fill="none" draw:fill-color="#ffffff"/>
      <style:text-properties style:font-name="Noto Sans Mono1" fo:font-size="14pt" fo:font-weight="normal" style:font-size-asian="24pt" style:font-size-complex="24pt" style:text-overline-style="solid" style:text-overline-width="auto" style:text-overline-color="font-color"/>
    </style:style>
    <style:style style:name="P16" style:family="paragraph">
      <loext:graphic-properties draw:fill="none" draw:fill-color="#ffffff"/>
      <style:text-properties style:font-name="Noto Sans Mono Medium" fo:font-size="10pt" fo:font-weight="normal" style:font-size-asian="24pt" style:font-size-complex="24pt" style:text-overline-style="solid" style:text-overline-width="auto" style:text-overline-color="font-color"/>
    </style:style>
    <style:style style:name="P17" style:family="paragraph">
      <loext:graphic-properties draw:fill="solid" draw:fill-color="#f8f8f8"/>
      <style:text-properties style:font-name="Noto Sans Mono1" fo:font-size="16pt" style:font-size-asian="24pt" style:font-size-complex="24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8f8f8"/>
      <style:text-properties fo:font-size="24pt"/>
    </style:style>
    <style:style style:name="T1" style:family="text">
      <style:text-properties style:font-name="Noto Sans Mono1" fo:font-size="32pt" style:font-size-asian="32pt" style:font-weight-asian="normal" style:font-size-complex="32pt"/>
    </style:style>
    <style:style style:name="T2" style:family="text">
      <style:text-properties style:font-name="Liberation Sans2" fo:font-size="32pt" style:font-size-asian="32pt" style:font-weight-asian="normal" style:font-size-complex="32pt"/>
    </style:style>
    <style:style style:name="T3" style:family="text">
      <style:text-properties fo:color="#008000" loext:opacity="100%" fo:language="zxx" fo:country="none" fo:font-style="normal" style:text-underline-style="none" fo:font-weight="bold"/>
    </style:style>
    <style:style style:name="T4" style:family="text">
      <style:text-properties fo:color="#bbbbbb" loext:opacity="100%" fo:language="zxx" fo:country="none" fo:font-style="normal" style:text-underline-style="none" fo:font-weight="normal"/>
    </style:style>
    <style:style style:name="T5" style:family="text">
      <style:text-properties fo:color="#000000" loext:opacity="100%" fo:language="zxx" fo:country="none" fo:font-style="normal" style:text-underline-style="none" fo:font-weight="normal"/>
    </style:style>
    <style:style style:name="T6" style:family="text">
      <style:text-properties fo:color="#008000" loext:opacity="100%" fo:language="zxx" fo:country="none" fo:font-style="normal" style:text-underline-style="none" fo:font-weight="normal"/>
    </style:style>
    <style:style style:name="T7" style:family="text">
      <style:text-properties fo:color="#b00040" loext:opacity="100%" fo:language="zxx" fo:country="none" fo:font-style="normal" style:text-underline-style="none" fo:font-weight="normal"/>
    </style:style>
    <style:style style:name="T8" style:family="text">
      <style:text-properties fo:color="#666666" loext:opacity="100%" fo:language="zxx" fo:country="none" fo:font-style="normal" style:text-underline-style="none" fo:font-weight="normal"/>
    </style:style>
    <style:style style:name="T9" style:family="text">
      <style:text-properties fo:color="#ba2121" loext:opacity="100%" fo:language="zxx" fo:country="none" fo:font-style="normal" style:text-underline-style="none" fo:font-weight="normal"/>
    </style:style>
    <style:style style:name="T10" style:family="text">
      <style:text-properties fo:color="#000000" loext:opacity="100%" fo:background-color="#000000"/>
    </style:style>
    <style:style style:name="T11" style:family="text">
      <style:text-properties fo:font-size="24pt" style:font-size-asian="32pt" style:font-weight-asian="normal" style:font-size-complex="3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Unifont" style:font-size-asian="44pt" style:font-style-asian="normal" style:font-weight-asian="normal" style:font-name-complex="Noto Sans2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8000" loext:opacity="100%" style:font-name="Noto Sans Mono" fo:language="zxx" fo:country="none" fo:font-style="normal" style:text-underline-style="none" fo:font-weight="bold"/>
    </style:style>
    <style:style style:name="T15" style:family="text">
      <style:text-properties fo:color="#bbbbbb" loext:opacity="100%" style:font-name="Noto Sans Mono" fo:language="zxx" fo:country="none" fo:font-style="normal" style:text-underline-style="none" fo:font-weight="normal"/>
    </style:style>
    <style:style style:name="T16" style:family="text">
      <style:text-properties fo:color="#000000" loext:opacity="100%" style:font-name="Noto Sans Mono" fo:language="zxx" fo:country="none" fo:font-style="normal" style:text-underline-style="none" fo:font-weight="normal"/>
    </style:style>
    <style:style style:name="T17" style:family="text">
      <style:text-properties fo:color="#666666" loext:opacity="100%" style:font-name="Noto Sans Mono" fo:language="zxx" fo:country="none" fo:font-style="normal" style:text-underline-style="none" fo:font-weight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font-name="Noto Sans Mono" fo:font-size="32pt" fo:language="zxx" fo:country="none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bbbbbb" loext:opacity="100%" style:text-outline="false" style:text-line-through-style="none" style:text-line-through-type="none" style:font-name="Noto Sans Mono" fo:font-size="32pt" fo:language="zxx" fo:country="none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loext:opacity="100%" style:text-outline="false" style:text-line-through-style="none" style:text-line-through-type="none" style:font-name="Noto Sans Mono" fo:font-size="32pt" fo:language="zxx" fo:country="none" fo:font-style="normal" fo:text-shadow="none" style:text-underline-style="none" fo:font-weight="bold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ba2121" loext:opacity="100%" style:text-outline="false" style:text-line-through-style="none" style:text-line-through-type="none" style:font-name="Noto Sans Mono" fo:font-size="32pt" fo:language="zxx" fo:country="none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ba2121" loext:opacity="100%" style:font-name="Noto Sans Mono" fo:language="zxx" fo:country="none" fo:font-style="normal" style:text-underline-style="none" fo:font-weight="normal"/>
    </style:style>
    <style:style style:name="T23" style:family="text">
      <style:text-properties fo:color="#000000" loext:opacity="100%" style:font-name="Liberation Sans2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24" style:family="text">
      <style:text-properties fo:color="#000000" loext:opacity="100%" style:font-name="Liberation Sans2" fo:font-size="2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25" style:family="text">
      <style:text-properties fo:color="#bbbbbb" loext:opacity="100%" style:font-name="Liberation Sans2" fo:font-size="2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26" style:family="text">
      <style:text-properties fo:color="#008000" loext:opacity="100%" style:font-name="Liberation Sans2" fo:font-size="22pt" fo:language="zxx" fo:country="none" fo:font-style="normal" style:text-underline-style="none" fo:font-weight="bold" fo:background-color="transparent" style:font-size-asian="32pt" style:font-weight-asian="normal" style:font-size-complex="32pt"/>
    </style:style>
    <style:style style:name="T27" style:family="text">
      <style:text-properties fo:font-size="32pt" style:font-size-asian="28pt" style:font-weight-asian="normal" style:font-size-complex="28pt"/>
    </style:style>
    <style:style style:name="T28" style:family="text">
      <style:text-properties fo:color="#b00040" loext:opacity="100%" style:font-name="Liberation Sans2" fo:font-size="2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29" style:family="text">
      <style:text-properties fo:color="#000000" loext:opacity="100%" style:font-name="Liberation Sans2" fo:font-size="3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30" style:family="text">
      <style:text-properties fo:color="#000000" loext:opacity="100%" style:font-name="Liberation Sans2" fo:font-size="32pt" fo:language="zxx" fo:country="none" fo:font-style="normal" style:text-underline-style="none" fo:font-weight="bold" fo:background-color="transparent" style:font-size-asian="32pt" style:font-weight-asian="bold" style:font-size-complex="32pt" style:font-weight-complex="bold"/>
    </style:style>
    <style:style style:name="T31" style:family="text">
      <style:text-properties fo:color="#008000" loext:opacity="100%" style:font-name="Noto Sans Mono1" fo:font-size="32pt" fo:language="zxx" fo:country="none" fo:font-style="normal" style:text-underline-style="none" fo:font-weight="bold" style:font-size-asian="32pt" style:font-weight-asian="normal" style:font-size-complex="32pt"/>
    </style:style>
    <style:style style:name="T32" style:family="text">
      <style:text-properties fo:color="#bbbbbb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33" style:family="text">
      <style:text-properties fo:color="#666666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34" style:family="text">
      <style:text-properties fo:language="zxx" fo:country="none" fo:font-style="normal" style:text-underline-style="none" fo:font-weight="normal"/>
    </style:style>
    <style:style style:name="T35" style:family="text">
      <style:text-properties fo:color="#b00040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36" style:family="text">
      <style:text-properties fo:color="#000000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37" style:family="text">
      <style:text-properties fo:font-size="32pt" style:font-size-asian="32pt" style:font-weight-asian="normal" style:font-size-complex="32pt"/>
    </style:style>
    <style:style style:name="T38" style:family="text">
      <style:text-properties fo:color="#000000" loext:opacity="100%" style:font-name="Noto Sans Mono1" fo:font-size="22pt" fo:language="zxx" fo:country="none" fo:font-style="normal" style:text-underline-style="none" fo:font-weight="normal" style:font-size-asian="32pt" style:font-weight-asian="normal" style:font-size-complex="32pt"/>
    </style:style>
    <style:style style:name="T39" style:family="text">
      <style:text-properties fo:color="#bbbbbb" loext:opacity="100%" style:font-name="Noto Sans Mono1" fo:font-size="22pt" fo:language="zxx" fo:country="none" fo:font-style="normal" style:text-underline-style="none" fo:font-weight="normal" style:font-size-asian="32pt" style:font-weight-asian="normal" style:font-size-complex="32pt"/>
    </style:style>
    <style:style style:name="T40" style:family="text">
      <style:text-properties fo:color="#008000" loext:opacity="100%" style:font-name="Noto Sans Mono1" fo:font-size="22pt" fo:language="zxx" fo:country="none" fo:font-style="normal" style:text-underline-style="none" fo:font-weight="bold" style:font-size-asian="32pt" style:font-weight-asian="normal" style:font-size-complex="32pt"/>
    </style:style>
    <style:style style:name="T41" style:family="text">
      <style:text-properties style:font-name="Noto Sans Mono1" fo:font-size="32pt" fo:language="zxx" fo:country="none" style:font-size-asian="32pt" style:font-weight-asian="normal" style:font-size-complex="32pt"/>
    </style:style>
    <style:style style:name="T42" style:family="text">
      <style:text-properties style:font-name="Liberation Sans2" fo:font-size="32pt" fo:language="zxx" fo:country="none" style:font-size-asian="32pt" style:font-weight-asian="normal" style:font-size-complex="32pt"/>
    </style:style>
    <style:style style:name="T43" style:family="text">
      <style:text-properties style:font-name="Noto Sans Mono1" fo:font-size="22pt" fo:language="zxx" fo:country="none" style:font-size-asian="32pt" style:font-weight-asian="normal" style:font-size-complex="32pt"/>
    </style:style>
    <style:style style:name="T44" style:family="text">
      <style:text-properties fo:font-size="26pt" style:font-size-asian="32pt" style:font-weight-asian="normal" style:font-size-complex="32pt"/>
    </style:style>
    <style:style style:name="T45" style:family="text">
      <style:text-properties fo:font-size="26pt"/>
    </style:style>
    <style:style style:name="T46" style:family="text">
      <style:text-properties fo:color="#008000" loext:opacity="100%" style:font-name="Noto Sans Mono1" fo:font-size="26pt" fo:language="zxx" fo:country="none" fo:font-style="normal" style:text-underline-style="none" fo:font-weight="bold" style:font-size-asian="32pt" style:font-weight-asian="normal" style:font-size-complex="32pt"/>
    </style:style>
    <style:style style:name="T47" style:family="text">
      <style:text-properties fo:color="#000000" loext:opacity="100%" style:font-name="Noto Sans Mono1" fo:font-size="26pt" fo:language="zxx" fo:country="none" fo:font-style="normal" style:text-underline-style="none" fo:font-weight="normal" style:font-size-asian="32pt" style:font-weight-asian="normal" style:font-size-complex="32pt"/>
    </style:style>
    <style:style style:name="T48" style:family="text">
      <style:text-properties fo:color="#000000" loext:opacity="100%" style:font-name="Noto Sans Mono1" fo:font-size="3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49" style:family="text">
      <style:text-properties fo:color="#bbbbbb" loext:opacity="100%" style:font-name="Noto Sans Mono1" fo:font-size="3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50" style:family="text">
      <style:text-properties fo:color="#008000" loext:opacity="100%" style:font-name="Noto Sans Mono" fo:font-size="32pt" fo:language="zxx" fo:country="none" fo:font-style="normal" style:text-underline-style="none" fo:font-weight="bold" fo:background-color="transparent" style:font-size-asian="28pt" style:font-weight-asian="normal" style:font-size-complex="28pt"/>
    </style:style>
    <style:style style:name="T51" style:family="text">
      <style:text-properties fo:color="#bbbbbb" loext:opacity="100%" style:font-name="Noto Sans Mono" fo:font-size="32pt" fo:language="zxx" fo:country="none" fo:font-style="normal" style:text-underline-style="none" fo:font-weight="normal" fo:background-color="transparent" style:font-size-asian="28pt" style:font-weight-asian="normal" style:font-size-complex="28pt"/>
    </style:style>
    <style:style style:name="T52" style:family="text">
      <style:text-properties fo:color="#000000" loext:opacity="100%" style:font-name="Noto Sans Mono" fo:font-size="32pt" fo:language="zxx" fo:country="none" fo:font-style="normal" style:text-underline-style="none" fo:font-weight="normal" fo:background-color="transparent" style:font-size-asian="28pt" style:font-weight-asian="normal" style:font-size-complex="28pt"/>
    </style:style>
    <style:style style:name="T53" style:family="text">
      <style:text-properties fo:color="#b00040" loext:opacity="100%" style:font-name="Noto Sans Mono" fo:font-size="32pt" fo:language="zxx" fo:country="none" fo:font-style="normal" style:text-underline-style="none" fo:font-weight="normal" fo:background-color="transparent" style:font-size-asian="28pt" style:font-weight-asian="normal" style:font-size-complex="28pt"/>
    </style:style>
    <style:style style:name="T54" style:family="text">
      <style:text-properties fo:color="#bbbbbb" loext:opacity="100%" fo:font-size="32pt" fo:language="zxx" fo:country="none" fo:font-style="normal" style:text-underline-style="none" fo:font-weight="normal" fo:background-color="transparent"/>
    </style:style>
    <style:style style:name="T55" style:family="text">
      <style:text-properties fo:color="#000000" loext:opacity="100%" fo:font-size="32pt" fo:language="zxx" fo:country="none" fo:font-style="normal" style:text-underline-style="none" fo:font-weight="normal" fo:background-color="transparent"/>
    </style:style>
    <style:style style:name="T56" style:family="text">
      <style:text-properties fo:color="#008000" loext:opacity="100%" style:font-name="Noto Sans Mono" fo:font-size="32pt" fo:language="zxx" fo:country="none" fo:font-style="normal" style:text-underline-style="none" fo:font-weight="bold" fo:background-color="transparent" style:font-size-asian="32pt" style:font-weight-asian="normal" style:font-size-complex="32pt"/>
    </style:style>
    <style:style style:name="T57" style:family="text">
      <style:text-properties fo:color="#bbbbbb" loext:opacity="100%" style:font-name="Noto Sans Mono" fo:font-size="3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58" style:family="text">
      <style:text-properties fo:color="#000000" loext:opacity="100%" style:font-name="Noto Sans Mono" fo:font-size="32pt" fo:language="zxx" fo:country="none" fo:font-style="normal" style:text-underline-style="none" fo:font-weight="normal" fo:background-color="transparent" style:font-size-asian="32pt" style:font-weight-asian="normal" style:font-size-complex="32pt"/>
    </style:style>
    <style:style style:name="T59" style:family="text">
      <style:text-properties fo:color="#000000" loext:opacity="100%" style:font-name="Noto Sans Mono1" fo:font-size="16pt" fo:language="zxx" fo:country="none" fo:font-style="normal" style:text-underline-style="none" fo:font-weight="normal" style:font-size-asian="32pt" style:font-weight-asian="normal" style:font-size-complex="32pt"/>
    </style:style>
    <style:style style:name="T60" style:family="text">
      <style:text-properties fo:color="#bbbbbb" loext:opacity="100%" style:font-name="Noto Sans Mono1" fo:font-size="16pt" fo:language="zxx" fo:country="none" fo:font-style="normal" style:text-underline-style="none" fo:font-weight="normal" style:font-size-asian="32pt" style:font-weight-asian="normal" style:font-size-complex="32pt"/>
    </style:style>
    <style:style style:name="T61" style:family="text">
      <style:text-properties fo:color="#008000" loext:opacity="100%" style:font-name="Noto Sans Mono1" fo:font-size="16pt" fo:language="zxx" fo:country="none" fo:font-style="normal" style:text-underline-style="none" fo:font-weight="bold" style:font-size-asian="32pt" style:font-weight-asian="normal" style:font-size-complex="32pt"/>
    </style:style>
    <style:style style:name="T62" style:family="text">
      <style:text-properties fo:color="#b00040" loext:opacity="100%" style:font-name="Noto Sans Mono1" fo:font-size="16pt" fo:language="zxx" fo:country="none" fo:font-style="normal" style:text-underline-style="none" fo:font-weight="normal" style:font-size-asian="32pt" style:font-weight-asian="normal" style:font-size-complex="32pt"/>
    </style:style>
    <style:style style:name="T63" style:family="text">
      <style:text-properties style:font-name="Noto Sans Mono1" fo:font-size="28pt" style:font-size-asian="28pt" style:font-weight-asian="normal" style:font-size-complex="28pt"/>
    </style:style>
    <style:style style:name="T64" style:family="text">
      <style:text-properties style:font-name="Liberation Sans2" fo:font-size="28pt" style:font-size-asian="28pt" style:font-weight-asian="normal" style:font-size-complex="28pt"/>
    </style:style>
    <style:style style:name="T65" style:family="text">
      <style:text-properties fo:color="#000000" loext:opacity="100%" style:font-name="Noto Sans Mono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66" style:family="text">
      <style:text-properties fo:color="#bbbbbb" loext:opacity="100%" style:font-name="Noto Sans Mono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67" style:family="text">
      <style:text-properties fo:color="#008000" loext:opacity="100%" style:font-name="Noto Sans Mono" fo:font-size="32pt" fo:language="zxx" fo:country="none" fo:font-style="normal" style:text-underline-style="none" fo:font-weight="bold" style:font-size-asian="32pt" style:font-weight-asian="normal" style:font-size-complex="32pt"/>
    </style:style>
    <style:style style:name="T68" style:family="text">
      <style:text-properties style:font-name="Noto Sans Mono1" fo:font-size="24pt" fo:font-weight="normal" style:font-size-asian="24pt" style:font-size-complex="24pt" style:text-overline-style="solid" style:text-overline-width="auto" style:text-overline-color="font-color"/>
    </style:style>
    <style:style style:name="T69" style:family="text">
      <style:text-properties fo:color="#000000" loext:opacity="100%" style:font-name="Noto Sans Mono" fo:font-size="40pt" fo:language="zxx" fo:country="none" fo:font-style="normal" style:text-underline-style="none" fo:font-weight="normal" style:font-size-asian="32pt" style:font-weight-asian="normal" style:font-size-complex="32pt"/>
    </style:style>
    <style:style style:name="T70" style:family="text">
      <style:text-properties fo:color="#bbbbbb" loext:opacity="100%" style:font-name="Noto Sans Mono" fo:font-size="40pt" fo:language="zxx" fo:country="none" fo:font-style="normal" style:text-underline-style="none" fo:font-weight="normal" style:font-size-asian="32pt" style:font-weight-asian="normal" style:font-size-complex="32pt"/>
    </style:style>
    <style:style style:name="T71" style:family="text">
      <style:text-properties fo:color="#008000" loext:opacity="100%" style:font-name="Noto Sans Mono" fo:font-size="40pt" fo:language="zxx" fo:country="none" fo:font-style="normal" style:text-underline-style="none" fo:font-weight="bold" style:font-size-asian="32pt" style:font-weight-asian="normal" style:font-size-complex="32pt"/>
    </style:style>
    <style:style style:name="T72" style:family="text">
      <style:text-properties fo:font-variant="normal" fo:text-transform="none" fo:color="#000000" loext:opacity="100%" style:text-outline="false" style:text-line-through-style="none" style:text-line-through-type="none" style:font-name="Noto Sans Mono ExtraCondensed" fo:font-size="32pt" fo:language="zxx" fo:country="none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font-name="Noto Sans Mono1" fo:font-size="20pt" fo:font-weight="normal" style:font-size-asian="24pt" style:font-size-complex="24pt" style:text-overline-style="solid" style:text-overline-width="auto" style:text-overline-color="font-color"/>
    </style:style>
    <style:style style:name="T74" style:family="text">
      <style:text-properties fo:color="#000000" loext:opacity="100%" style:font-name="Noto Sans Mono ExtraCondensed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75" style:family="text">
      <style:text-properties style:font-name="Noto Sans Mono1" fo:font-size="14pt" fo:font-weight="normal" style:font-size-asian="24pt" style:font-size-complex="24pt" style:text-overline-style="solid" style:text-overline-width="auto" style:text-overline-color="font-color"/>
    </style:style>
    <style:style style:name="T76" style:family="text">
      <style:text-properties style:font-name="Noto Sans Mono Medium" fo:font-size="10pt" fo:font-weight="normal" style:font-size-asian="24pt" style:font-size-complex="24pt" style:text-overline-style="solid" style:text-overline-width="auto" style:text-overline-color="font-color"/>
    </style:style>
    <style:style style:name="T77" style:family="text">
      <style:text-properties fo:color="#000000" loext:opacity="100%" style:font-name="Noto Sans Mono1" fo:font-size="16pt" fo:language="zxx" fo:country="none" fo:font-style="normal" style:text-underline-style="none" fo:font-weight="normal" style:font-size-asian="24pt" style:font-size-complex="24pt"/>
    </style:style>
    <style:style style:name="T78" style:family="text">
      <style:text-properties fo:color="#bbbbbb" loext:opacity="100%" style:font-name="Noto Sans Mono1" fo:font-size="16pt" fo:language="zxx" fo:country="none" fo:font-style="normal" style:text-underline-style="none" fo:font-weight="normal" style:font-size-asian="24pt" style:font-size-complex="24pt"/>
    </style:style>
    <style:style style:name="T79" style:family="text">
      <style:text-properties fo:color="#008000" loext:opacity="100%" style:font-name="Noto Sans Mono1" fo:font-size="16pt" fo:language="zxx" fo:country="none" fo:font-style="normal" style:text-underline-style="none" fo:font-weight="bold" style:font-size-asian="24pt" style:font-size-complex="24pt"/>
    </style:style>
    <style:style style:name="T80" style:family="text">
      <style:text-properties fo:color="#000000" loext:opacity="100%" style:font-name="Noto Sans Mono1" fo:font-size="16pt" fo:language="zxx" fo:country="none" fo:font-style="normal" style:text-underline-style="none" fo:font-weight="bold" style:font-size-asian="24pt" style:font-weight-asian="bold" style:font-size-complex="24pt" style:font-weight-complex="bold"/>
    </style:style>
    <style:style style:name="T81" style:family="text">
      <style:text-properties fo:color="#666666" loext:opacity="100%" style:font-name="Noto Sans Mono1" fo:font-size="16pt" fo:language="zxx" fo:country="none" fo:font-style="normal" style:text-underline-style="none" fo:font-weight="normal" style:font-size-asian="24pt" style:font-size-complex="24pt"/>
    </style:style>
    <style:style style:name="T82" style:family="text">
      <style:text-properties style:font-name="Noto Sans Mono1" fo:font-size="16pt" style:font-size-asian="24pt" style:font-size-complex="24pt"/>
    </style:style>
    <style:style style:name="T83" style:family="text">
      <style:text-properties fo:font-size="26pt" style:font-size-asian="26pt" style:font-size-complex="26pt"/>
    </style:style>
    <style:style style:name="T84" style:family="text">
      <style:text-properties fo:color="#000000" loext:opacity="100%" style:font-name="Noto Sans Mono" fo:font-size="23pt" fo:language="zxx" fo:country="none" fo:font-style="normal" style:text-underline-style="none" fo:font-weight="normal" style:font-size-asian="32pt" style:font-weight-asian="normal" style:font-size-complex="32pt"/>
    </style:style>
    <style:style style:name="T85" style:family="text">
      <style:text-properties fo:color="#bbbbbb" loext:opacity="100%" style:font-name="Noto Sans Mono" fo:font-size="23pt" fo:language="zxx" fo:country="none" fo:font-style="normal" style:text-underline-style="none" fo:font-weight="normal" style:font-size-asian="32pt" style:font-weight-asian="normal" style:font-size-complex="32pt"/>
    </style:style>
    <style:style style:name="T86" style:family="text">
      <style:text-properties fo:color="#008000" loext:opacity="100%" style:font-name="Noto Sans Mono" fo:font-size="23pt" fo:language="zxx" fo:country="none" fo:font-style="normal" style:text-underline-style="none" fo:font-weight="bold" style:font-size-asian="32pt" style:font-weight-asian="normal" style:font-size-complex="32pt"/>
    </style:style>
    <style:style style:name="T87" style:family="text">
      <style:text-properties fo:color="#000000" loext:opacity="100%" style:font-name="Noto Sans Mono" fo:font-size="14pt" fo:language="zxx" fo:country="none" fo:font-style="normal" style:text-underline-style="none" fo:font-weight="normal" style:font-size-asian="32pt" style:font-weight-asian="normal" style:font-size-complex="32pt"/>
    </style:style>
    <style:style style:name="T88" style:family="text">
      <style:text-properties fo:color="#000000" loext:opacity="100%" style:font-name="Liberation Sans2" fo:font-size="32pt" fo:language="zxx" fo:country="none" fo:font-style="italic" style:text-underline-style="none" fo:font-weight="normal" style:font-size-asian="32pt" style:font-style-asian="italic" style:font-weight-asian="normal" style:font-size-complex="32pt" style:font-style-complex="italic"/>
    </style:style>
    <style:style style:name="T89" style:family="text">
      <style:text-properties fo:font-size="24pt"/>
    </style:style>
    <style:style style:name="T90" style:family="text">
      <style:text-properties fo:color="#008000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91" style:family="text">
      <style:text-properties fo:color="#ba2121" loext:opacity="100%" style:font-name="Noto Sans Mono1" fo:font-size="32pt" fo:language="zxx" fo:country="none" fo:font-style="normal" style:text-underline-style="none" fo:font-weight="normal" style:font-size-asian="32pt" style:font-weight-asian="normal" style:font-size-complex="32pt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Unifont" style:font-size-asian="32pt" style:font-style-asian="normal" style:font-weight-asian="normal" style:font-name-complex="Noto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Neat Language<text:tab/></text:p>
          </draw:text-box>
        </draw:frame>
        <draw:frame presentation:style-name="pr2" draw:text-style-name="P1" draw:layer="layout" svg:width="25.199cm" svg:height="10.671cm" svg:x="1.4cm" svg:y="2.917cm" presentation:class="subtitle" presentation:user-transformed="true">
          <draw:text-box>
            <text:p>AKA „What I've been up to the past three years“</text:p>
            <text:p/>
            <text:p>Docs: <text:a xlink:href="https://neat-lang.github.io/" xlink:type="simple">https://neat-lang.github.io/</text:a></text:p>
            <text:p>Project: <text:a xlink:href="https://github.com/neat-lang/neat/" xlink:type="simple">https://github.com/neat-lang/neat/</text:a></text:p>
            <text:p>Building: <text:span text:style-name="T1">./build.sh</text:span></text:p>
            <text:p>Running: <text:span text:style-name="T1">neat file.nt</text:span></text:p>
            <text:p>BSD licensed.</text:p>
            <text:p><text:span text:style-name="T2">Linux only for now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>
        <office:forms form:automatic-focus="false" form:apply-design-mode="false"/>
        <draw:frame presentation:style-name="pr4" draw:layer="layout" svg:width="25.199cm" svg:height="1.372cm" svg:x="1.4cm" svg:y="0.628cm" presentation:class="title" presentation:user-transformed="true">
          <draw:text-box>
            <text:p>Why are you at DConf?</text:p>
          </draw:text-box>
        </draw:frame>
        <draw:frame presentation:style-name="pr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 xml:id="id1" text:id="id1">Neat is a blatant ripoff of D.</text:p>
              </text:list-item>
            </text:list>
          </draw:text-box>
        </draw:frame>
        <draw:frame draw:style-name="gr2" xml:id="id2" draw:id="id2" draw:layer="layout" svg:width="10.5cm" svg:height="8.641cm" svg:x="2.5cm" svg:y="4.178cm">
          <draw:text-box>
            <text:p><text:span text:style-name="T3">module</text:span><text:span text:style-name="T4"> </text:span><text:span text:style-name="T5">longestline;</text:span></text:p>
            <text:p><text:span text:style-name="T4"/></text:p>
            <text:p><text:span text:style-name="T3">macro</text:span><text:span text:style-name="T4"> </text:span><text:span text:style-name="T3">import</text:span><text:span text:style-name="T4"> </text:span><text:span text:style-name="T5">std.</text:span><text:span text:style-name="T3">macro</text:span><text:span text:style-name="T5">.listcomprehension;</text:span></text:p>
            <text:p><text:span text:style-name="T4"/></text:p>
            <text:p><text:span text:style-name="T3">import</text:span><text:span text:style-name="T4"> </text:span><text:span text:style-name="T5">std.file;</text:span></text:p>
            <text:p><text:span text:style-name="T3">import</text:span><text:span text:style-name="T4"> </text:span><text:span text:style-name="T5">std.stdio;</text:span></text:p>
            <text:p><text:span text:style-name="T3">import</text:span><text:span text:style-name="T4"> </text:span><text:span text:style-name="T5">std.</text:span><text:span text:style-name="T6">string</text:span><text:span text:style-name="T5">;</text:span></text:p>
            <text:p><text:span text:style-name="T4"/></text:p>
            <text:p><text:span text:style-name="T7">void</text:span><text:span text:style-name="T4"> </text:span><text:span text:style-name="T5">main(</text:span><text:span text:style-name="T6">string</text:span><text:span text:style-name="T5">[]</text:span><text:span text:style-name="T4"> </text:span><text:span text:style-name="T5">args)</text:span><text:span text:style-name="T4"> </text:span><text:span text:style-name="T5">{</text:span></text:p>
            <text:p><text:span text:style-name="T4"><text:s text:c="4"/></text:span><text:span text:style-name="T3">auto</text:span><text:span text:style-name="T4"> </text:span><text:span text:style-name="T5">text</text:span><text:span text:style-name="T4"> </text:span><text:span text:style-name="T5">=</text:span><text:span text:style-name="T4"> </text:span><text:span text:style-name="T5">readText(args[</text:span><text:span text:style-name="T8">1</text:span><text:span text:style-name="T5">]);</text:span></text:p>
            <text:p><text:span text:style-name="T4"><text:s text:c="4"/></text:span><text:span text:style-name="T6">string</text:span><text:span text:style-name="T4"> </text:span><text:span text:style-name="T5">longestLine</text:span><text:span text:style-name="T4"> </text:span><text:span text:style-name="T5">=</text:span><text:span text:style-name="T4"> </text:span><text:span text:style-name="T5">[</text:span></text:p>
            <text:p><text:span text:style-name="T4"><text:s text:c="8"/></text:span><text:span text:style-name="T5">argmax(line.strip.length)</text:span><text:span text:style-name="T4"> </text:span><text:span text:style-name="T5">line</text:span></text:p>
            <text:p><text:span text:style-name="T4"><text:s text:c="8"/></text:span><text:span text:style-name="T3">for</text:span><text:span text:style-name="T4"> </text:span><text:span text:style-name="T5">line</text:span><text:span text:style-name="T4"> </text:span><text:span text:style-name="T3">in</text:span><text:span text:style-name="T4"> </text:span><text:span text:style-name="T5">text.split(</text:span><text:span text:style-name="T9">"\n"</text:span><text:span text:style-name="T5">)];</text:span></text:p>
            <text:p><text:span text:style-name="T4"><text:s text:c="4"/></text:span><text:span text:style-name="T5">print(longestLine);</text:span></text:p>
            <text:p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>
        <office:forms form:automatic-focus="false" form:apply-design-mode="false"/>
        <draw:frame presentation:style-name="pr4" draw:layer="layout" svg:width="25.199cm" svg:height="1.372cm" svg:x="1.4cm" svg:y="0.628cm" presentation:class="title" presentation:user-transformed="true">
          <draw:text-box>
            <text:p>Why are you at DConf?</text:p>
          </draw:text-box>
        </draw:frame>
        <draw:frame presentation:style-name="pr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 text:style-name="P2">Neat is <text:span text:style-name="T10">a blatant ripoff</text:span> heavily inspired by D.</text:p>
              </text:list-item>
            </text:list>
          </draw:text-box>
        </draw:frame>
        <draw:frame draw:style-name="gr2" xml:id="id3" draw:id="id3" draw:layer="layout" svg:width="10.5cm" svg:height="8.641cm" svg:x="2.5cm" svg:y="4.178cm">
          <draw:text-box>
            <text:p><text:span text:style-name="T3">module</text:span><text:span text:style-name="T4"> </text:span><text:span text:style-name="T5">longestline;</text:span></text:p>
            <text:p><text:span text:style-name="T4"/></text:p>
            <text:p><text:span text:style-name="T3">macro</text:span><text:span text:style-name="T4"> </text:span><text:span text:style-name="T3">import</text:span><text:span text:style-name="T4"> </text:span><text:span text:style-name="T5">std.</text:span><text:span text:style-name="T3">macro</text:span><text:span text:style-name="T5">.listcomprehension;</text:span></text:p>
            <text:p><text:span text:style-name="T4"/></text:p>
            <text:p><text:span text:style-name="T3">import</text:span><text:span text:style-name="T4"> </text:span><text:span text:style-name="T5">std.file;</text:span></text:p>
            <text:p><text:span text:style-name="T3">import</text:span><text:span text:style-name="T4"> </text:span><text:span text:style-name="T5">std.stdio;</text:span></text:p>
            <text:p><text:span text:style-name="T3">import</text:span><text:span text:style-name="T4"> </text:span><text:span text:style-name="T5">std.</text:span><text:span text:style-name="T6">string</text:span><text:span text:style-name="T5">;</text:span></text:p>
            <text:p><text:span text:style-name="T4"/></text:p>
            <text:p><text:span text:style-name="T7">void</text:span><text:span text:style-name="T4"> </text:span><text:span text:style-name="T5">main(</text:span><text:span text:style-name="T6">string</text:span><text:span text:style-name="T5">[]</text:span><text:span text:style-name="T4"> </text:span><text:span text:style-name="T5">args)</text:span><text:span text:style-name="T4"> </text:span><text:span text:style-name="T5">{</text:span></text:p>
            <text:p><text:span text:style-name="T4"><text:s text:c="4"/></text:span><text:span text:style-name="T3">auto</text:span><text:span text:style-name="T4"> </text:span><text:span text:style-name="T5">text</text:span><text:span text:style-name="T4"> </text:span><text:span text:style-name="T5">=</text:span><text:span text:style-name="T4"> </text:span><text:span text:style-name="T5">readText(args[</text:span><text:span text:style-name="T8">1</text:span><text:span text:style-name="T5">]);</text:span></text:p>
            <text:p><text:span text:style-name="T4"><text:s text:c="4"/></text:span><text:span text:style-name="T6">string</text:span><text:span text:style-name="T4"> </text:span><text:span text:style-name="T5">longestLine</text:span><text:span text:style-name="T4"> </text:span><text:span text:style-name="T5">=</text:span><text:span text:style-name="T4"> </text:span><text:span text:style-name="T5">[</text:span></text:p>
            <text:p><text:span text:style-name="T4"><text:s text:c="8"/></text:span><text:span text:style-name="T5">argmax(line.strip.length)</text:span><text:span text:style-name="T4"> </text:span><text:span text:style-name="T5">line</text:span></text:p>
            <text:p><text:span text:style-name="T4"><text:s text:c="8"/></text:span><text:span text:style-name="T3">for</text:span><text:span text:style-name="T4"> </text:span><text:span text:style-name="T5">line</text:span><text:span text:style-name="T4"> </text:span><text:span text:style-name="T3">in</text:span><text:span text:style-name="T4"> </text:span><text:span text:style-name="T5">text.split(</text:span><text:span text:style-name="T9">"\n"</text:span><text:span text:style-name="T5">)];</text:span></text:p>
            <text:p><text:span text:style-name="T4"><text:s text:c="4"/></text:span><text:span text:style-name="T5">print(longestLine);</text:span></text:p>
            <text:p><text:span text:style-name="T5">}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>
        <office:forms form:automatic-focus="false" form:apply-design-mode="false"/>
        <draw:frame presentation:style-name="pr4" draw:layer="layout" svg:width="25.199cm" svg:height="1.372cm" svg:x="1.4cm" svg:y="0.628cm" presentation:class="title" presentation:user-transformed="true">
          <draw:text-box>
            <text:p>Why are you at DConf?</text:p>
          </draw:text-box>
        </draw:frame>
        <draw:frame presentation:style-name="pr5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Neat is <text:span text:style-name="T10">a blatant ripoff</text:span> heavily inspired by D.</text:p>
              </text:list-item>
              <text:list-item>
                <text:p>Demonstrate and trial features</text:p>
              </text:list-item>
              <text:list-item>
                <text:p>A fresh start for compiler design</text:p>
              </text:list-item>
              <text:list-item>
                <text:p>To have fun, of cours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So what is Neat like?</text:p>
          </draw:text-box>
        </draw:frame>
        <draw:frame presentation:style-name="pr7" draw:text-style-name="P3" draw:layer="layout" svg:width="25.199cm" svg:height="10.319cm" svg:x="1.4cm" svg:y="2.6cm" presentation:class="outline" presentation:user-transformed="true">
          <draw:text-box>
            <text:list text:style-name="L2">
              <text:list-item>
                <text:p><text:span text:style-name="T11">Neat is a moderately verbose, refcounted, statically typed, single-dispatch, object oriented language with multiple interface inheritance and single class inheritance.</text:span></text:p>
              </text:list-item>
              <text:list-item>
                <text:p><text:span text:style-name="T11">D already solved how to do lots of things the best way;</text:span><text:span text:style-name="T11"><text:line-break/></text:span><text:span text:style-name="T11">why mess with a working concept?</text:span></text:p>
              </text:list-item>
              <text:list-item>
                <text:p><text:span text:style-name="T11">But: Immutable variables by default, non-nullable objects by default.</text:span></text:p>
              </text:list-item>
              <text:list-item>
                <text:p><text:span text:style-name="T11">LLVM backend, C backend built in</text:span></text:p>
              </text:list-item>
              <text:list-item>
                <text:p><text:span text:style-name="T11">More freeform typesystem</text:span></text:p>
              </text:list-item>
              <text:list-item>
                <text:p><text:span text:style-name="T11">Domain-specific languages</text:span></text:p>
              </text:list-item>
              <text:list-item>
                <text:p><text:span text:style-name="T11">Less depth of functionality (for now?)</text:span></text:p>
              </text:list-item>
              <text:list-item>
                <text:p><text:span text:style-name="T11">Macros replace CTFE</text:span></text:p>
                <text:list>
                  <text:list-item>
                    <text:p><text:span text:style-name="T11">Functions loaded into the compiler at compile-tim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Is Neat a replacement for D?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Is Neat a replacement for D? <text:span text:style-name="T12">No</text:span>.</text:p>
              </text:list-item>
              <text:list-item>
                <text:p>Depth of features will eat you alive.</text:p>
              </text:list-item>
              <text:list-item>
                <text:p>Although similar, no syntax compatibility.</text:p>
                <text:list>
                  <text:list-item>
                    <text:p>Though you can usually<text:line-break/>use a D syntax highlighter.</text:p>
                  </text:list-item>
                </text:list>
              </text:list-item>
              <text:list-item>
                <text:p>But very possible to<text:line-break/>demo ideas for D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So what should D copy from Neat?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Macros.</text:p>
                <text:list>
                  <text:list-item>
                    <text:p>I had to say it. :-)</text:p>
                  </text:list-item>
                </text:list>
              </text:list-item>
              <text:list-item>
                <text:p>Lambdas in D were a mistake.</text:p>
                <text:list>
                  <text:list-item>
                    <text:p>Lambdas in Neat are just expressions.</text:p>
                  </text:list-item>
                </text:list>
              </text:list-item>
              <text:list-item>
                <text:p>Native sumtypes are just better.</text:p>
              </text:list-item>
              <text:list-item>
                <text:p>Packages instead of includes.</text:p>
              </text:list-item>
              <text:list-item>
                <text:p>Refcounting? No!</text:p>
                <text:list>
                  <text:list-item>
                    <text:p>Probably a bad ide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 text:style-name="P5"><text:span text:style-name="T13">✨ </text:span><text:span text:style-name="T13">List comprehension macro! </text:span>✨</text:p>
          </draw:text-box>
        </draw:frame>
        <draw:frame presentation:style-name="pr10" draw:text-style-name="P7" draw:layer="layout" svg:width="25.199cm" svg:height="10.319cm" svg:x="1.4cm" svg:y="2.5cm" presentation:class="outline" presentation:user-transformed="true">
          <draw:text-box>
            <text:p><text:span text:style-name="T14">macro</text:span><text:span text:style-name="T15"> </text:span><text:span text:style-name="T14">import</text:span><text:span text:style-name="T15"> </text:span><text:span text:style-name="T16">std.</text:span><text:span text:style-name="T14">macro</text:span><text:span text:style-name="T16">.listcomprehension;</text:span></text:p>
            <text:p><text:span text:style-name="T16">[a</text:span><text:span text:style-name="T15"> </text:span><text:span text:style-name="T14">for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]</text:span></text:p>
            <text:p><text:span text:style-name="T16">[a</text:span><text:span text:style-name="T15"> </text:span><text:span text:style-name="T14">for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</text:span><text:span text:style-name="T15"> </text:span><text:span text:style-name="T16">where</text:span><text:span text:style-name="T15"> </text:span><text:span text:style-name="T16">f(a)]</text:span></text:p>
            <text:p><text:span text:style-name="T16">[first</text:span><text:span text:style-name="T15"> </text:span><text:span text:style-name="T16">i</text:span><text:span text:style-name="T15"> </text:span><text:span text:style-name="T14">for</text:span><text:span text:style-name="T15"> </text:span><text:span text:style-name="T16">i,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</text:span><text:span text:style-name="T15"> </text:span><text:span text:style-name="T16">where</text:span><text:span text:style-name="T15"> </text:span><text:span text:style-name="T16">f(a)]</text:span></text:p>
            <text:p><text:span text:style-name="T16">[first</text:span><text:span text:style-name="T15"> </text:span><text:span text:style-name="T16">i</text:span><text:span text:style-name="T15"> </text:span><text:span text:style-name="T14">for</text:span><text:span text:style-name="T15"> </text:span><text:span text:style-name="T16">i,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</text:span><text:span text:style-name="T15"> </text:span><text:span text:style-name="T16">where</text:span><text:span text:style-name="T15"> </text:span><text:span text:style-name="T16">f(a)</text:span></text:p>
            <text:p><text:span text:style-name="T15"><text:s text:c="4"/></text:span><text:span text:style-name="T14">else</text:span><text:span text:style-name="T15"> </text:span><text:span text:style-name="T16">-</text:span><text:span text:style-name="T17">1</text:span><text:span text:style-name="T16">]</text:span></text:p>
            <text:p><text:span text:style-name="T16">[sum</text:span><text:span text:style-name="T15"> </text:span><text:span text:style-name="T16">a</text:span><text:span text:style-name="T15"> </text:span><text:span text:style-name="T14">for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</text:span><text:span text:style-name="T15"> </text:span><text:span text:style-name="T16">where</text:span><text:span text:style-name="T15"> </text:span><text:span text:style-name="T16">f(a)]</text:span></text:p>
            <text:p text:style-name="P6"><text:span text:style-name="T18">[join</text:span><text:span text:style-name="T19"> </text:span><text:span text:style-name="T20">with</text:span><text:span text:style-name="T19"> </text:span><text:span text:style-name="T21">", </text:span><text:span text:style-name="T22">"</text:span><text:span text:style-name="T15"> </text:span><text:span text:style-name="T16">a</text:span><text:span text:style-name="T15"> </text:span><text:span text:style-name="T14">for</text:span><text:span text:style-name="T15"> </text:span><text:span text:style-name="T16">a</text:span><text:span text:style-name="T15"> </text:span><text:span text:style-name="T14">in</text:span><text:span text:style-name="T15"> </text:span><text:span text:style-name="T16">array]</text:span></text:p>
            <text:p text:style-name="P6"><text:span text:style-name="T23">Neat had list comprehensions before foreach.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D should copy: compilation as a pure function.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DMD is tuned to be super fast on single thread.</text:p>
              </text:list-item>
              <text:list-item>
                <text:p>Heavy mutation of internal state.</text:p>
              </text:list-item>
              <text:list-item>
                <text:p>Memory usage doesn't matter, we're transitory.</text:p>
              </text:list-item>
              <text:list-item>
                <text:p>Perfectly optimized for PCs of 2003.</text:p>
              </text:list-item>
              <text:list-item>
                <text:p>Slightly suboptimal for manycore,<text:line-break/>frequency-capped PCs of 2023.</text:p>
              </text:list-item>
              <text:list-item>
                <text:p>Still blazing fast, thanks Moore!</text:p>
              </text:list-item>
              <text:list-item>
                <text:p>But templates and CTFE<text:line-break/>could benefit from a rethink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D should copy: compilation as a pure function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AST ⇒ IR: symbol tree/inter-SSA ⇒ backend SSA</text:p>
              </text:list-item>
              <text:list-item>
                <text:p>Never mutate prior state</text:p>
                <text:list>
                  <text:list-item>
                    <text:p>except when it's really convenient :-)</text:p>
                  </text:list-item>
                </text:list>
              </text:list-item>
              <text:list-item>
                <text:p>Result: AST never needs to be cloned.</text:p>
              </text:list-item>
              <text:list-item>
                <text:p>Result: IR can be minimal.</text:p>
              </text:list-item>
              <text:list-item>
                <text:p>Result: Everything can be cached.</text:p>
              </text:list-item>
              <text:list-item>
                <text:p>Result: Safely parallelizabl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 text:style-name="P5"><text:span text:style-name="T13">✨ </text:span><text:span text:style-name="T13">Compile Server! </text:span>✨</text:p>
          </draw:text-box>
        </draw:frame>
        <draw:frame presentation:style-name="pr7" draw:layer="layout" svg:width="25.199cm" svg:height="10.319cm" svg:x="1.4cm" svg:y="2.5cm" presentation:class="outline">
          <draw:text-box>
            <text:list text:style-name="L2">
              <text:list-item>
                <text:p>The Neat compiler is heavily cached</text:p>
              </text:list-item>
              <text:list-item>
                <text:p>Some on-disk, some in memory.</text:p>
              </text:list-item>
              <text:list-item>
                <text:p>Every time you rerun the compiler binary, your memory cache goes cold.</text:p>
              </text:list-item>
              <text:list-item>
                <text:p>So don't rerun the binary!</text:p>
              </text:list-item>
              <text:list-item>
                <text:p>Only rerun the compile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Neat's typesystem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Tuples: <text:span text:style-name="T24">(A</text:span><text:span text:style-name="T25"> </text:span><text:span text:style-name="T24">foo,</text:span><text:span text:style-name="T25"> </text:span><text:span text:style-name="T24">B</text:span><text:span text:style-name="T25"> </text:span><text:span text:style-name="T24">bar)</text:span></text:p>
              </text:list-item>
              <text:list-item>
                <text:p>Sumtypes: <text:span text:style-name="T24">(A</text:span><text:span text:style-name="T25"> </text:span><text:span text:style-name="T24">|</text:span><text:span text:style-name="T25"> </text:span><text:span text:style-name="T24">B)</text:span><text:span text:style-name="T25"> </text:span><text:span text:style-name="T24">x,</text:span><text:span text:style-name="T25"> </text:span><text:span text:style-name="T24">x.</text:span><text:span text:style-name="T26">case</text:span><text:span text:style-name="T24">(A</text:span><text:span text:style-name="T25"> </text:span><text:span text:style-name="T24">a:</text:span><text:span text:style-name="T25"> </text:span><text:span text:style-name="T24">a,</text:span><text:span text:style-name="T25"> </text:span><text:span text:style-name="T24">B</text:span><text:span text:style-name="T25"> </text:span><text:span text:style-name="T24">b:</text:span><text:span text:style-name="T25"> </text:span><text:span text:style-name="T24">b)</text:span></text:p>
              </text:list-item>
              <text:list-item>
                <text:p>Identifier types: <text:span text:style-name="T24">:a</text:span><text:span text:style-name="T25"> </text:span><text:span text:style-name="T24">a</text:span><text:span text:style-name="T25"> </text:span><text:span text:style-name="T24">=</text:span><text:span text:style-name="T25"> </text:span><text:span text:style-name="T24">:a;</text:span></text:p>
                <text:list>
                  <text:list-item>
                    <text:p><text:span text:style-name="T27">Useful for sumtypes</text:span></text:p>
                  </text:list-item>
                  <text:list-item>
                    <text:p><text:span text:style-name="T24">(:pos,</text:span><text:span text:style-name="T25"> </text:span><text:span text:style-name="T28">int</text:span><text:span text:style-name="T25"> </text:span><text:span text:style-name="T24">|</text:span><text:span text:style-name="T25"> </text:span><text:span text:style-name="T24">:offset,</text:span><text:span text:style-name="T25"> </text:span><text:span text:style-name="T28">int</text:span><text:span text:style-name="T24">)</text:span></text:p>
                  </text:list-item>
                </text:list>
              </text:list-item>
              <text:list-item>
                <text:p><text:span text:style-name="T29">Sumtypes are not optional!</text:span></text:p>
              </text:list-item>
              <text:list-item>
                <text:p><text:span text:style-name="T29">They ground type merging!</text:span></text:p>
                <text:list>
                  <text:list-item>
                    <text:p><text:span text:style-name="T29">With sumtypes, you can </text:span><text:span text:style-name="T30">always</text:span><text:span text:style-name="T29"> define a type</text:span><text:span text:style-name="T29"><text:line-break/></text:span><text:span text:style-name="T29">that's implicitly convertible from other typ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Trick Question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What's the type of <text:span text:style-name="T31">return</text:span><text:span text:style-name="T32"> </text:span><text:span text:style-name="T33">5</text:span>?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bottom is important!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What's the type of <text:span text:style-name="T31">return</text:span><text:span text:style-name="T32"> </text:span><text:span text:style-name="T33">5</text:span>?</text:p>
              </text:list-item>
              <text:list-item>
                <text:p><text:span text:style-name="T35">int</text:span>? No, <text:span text:style-name="T36">bottom</text:span>!</text:p>
              </text:list-item>
              <text:list-item>
                <text:p>Same goes for <text:span text:style-name="T31">break</text:span>, <text:span text:style-name="T31">continue</text:span></text:p>
              </text:list-item>
              <text:list-item>
                <text:p>Any nonlocal exit is <text:span text:style-name="T36">bottom</text:span>.</text:p>
              </text:list-item>
              <text:list-item>
                <text:p><text:span text:style-name="T5">This</text:span><text:span text:style-name="T4"> </text:span><text:span text:style-name="T5">has</text:span><text:span text:style-name="T4"> </text:span><text:span text:style-name="T5">a</text:span><text:span text:style-name="T4"> </text:span><text:span text:style-name="T5">very</text:span><text:span text:style-name="T4"> </text:span><text:span text:style-name="T5">fun</text:span><text:span text:style-name="T4"> </text:span><text:span text:style-name="T5">consequence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1">
        <office:forms form:automatic-focus="false" form:apply-design-mode="false"/>
        <draw:frame presentation:style-name="pr4" draw:text-style-name="P5" draw:layer="layout" svg:width="20.1cm" svg:height="1.372cm" svg:x="1.4cm" svg:y="0.628cm" presentation:class="title">
          <draw:text-box>
            <text:p text:style-name="P5"><text:span text:style-name="T13">✨ </text:span><text:span text:style-name="T13">case + bottom + return ✨</text:span>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p><text:span text:style-name="T37">Because return is an expression, we can do this:</text:span></text:p>
            <text:p><text:span text:style-name="T38">(Foo</text:span><text:span text:style-name="T39"> </text:span><text:span text:style-name="T38">|</text:span><text:span text:style-name="T39"> </text:span><text:span text:style-name="T38">Error)</text:span><text:span text:style-name="T39"> </text:span><text:span text:style-name="T38">foo();</text:span></text:p>
            <text:p><text:span text:style-name="T38">Foo</text:span><text:span text:style-name="T39"> </text:span><text:span text:style-name="T38">result</text:span><text:span text:style-name="T39"> </text:span><text:span text:style-name="T38">=</text:span><text:span text:style-name="T39"> </text:span><text:span text:style-name="T38">foo().</text:span><text:span text:style-name="T40">case</text:span><text:span text:style-name="T38">(Error:</text:span><text:span text:style-name="T39"> </text:span><text:span text:style-name="T40">return</text:span><text:span text:style-name="T39"> </text:span><text:span text:style-name="T40">null</text:span><text:span text:style-name="T38">);</text:span></text:p>
            <text:p><text:span text:style-name="T41">merge(Foo, bottom) = Foo</text:span><text:span text:style-name="T42">.</text:span></text:p>
            <text:p><text:span text:style-name="T42">And with some cheating:</text:span></text:p>
            <text:p><text:span text:style-name="T43">nullable Foo foo();</text:span></text:p>
            <text:p><text:span text:style-name="T43">Foo result = foo().case(null: return null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_20_1" presentation:presentation-page-layout-name="AL2T1">
        <office:forms form:automatic-focus="false" form:apply-design-mode="false"/>
        <draw:frame presentation:style-name="pr4" draw:text-style-name="P5" draw:layer="layout" svg:width="20.1cm" svg:height="1.372cm" svg:x="1.4cm" svg:y="0.628cm" presentation:class="title">
          <draw:text-box>
            <text:p text:style-name="P5"><text:span text:style-name="T13">✨ </text:span><text:span text:style-name="T13">case + bottom + return ✨</text:span></text:p>
          </draw:text-box>
        </draw:frame>
        <draw:frame presentation:style-name="pr11" draw:text-style-name="P9" draw:layer="layout" svg:width="25.199cm" svg:height="10.319cm" svg:x="1.4cm" svg:y="2.5cm" presentation:class="outline" presentation:user-transformed="true">
          <draw:text-box>
            <text:p><text:span text:style-name="T38">nullable</text:span><text:span text:style-name="T39"> </text:span><text:span text:style-name="T38">Foo</text:span><text:span text:style-name="T39"> </text:span><text:span text:style-name="T38">foo();</text:span></text:p>
            <text:p><text:span text:style-name="T38">Foo</text:span><text:span text:style-name="T39"> </text:span><text:span text:style-name="T38">result</text:span><text:span text:style-name="T39"> </text:span><text:span text:style-name="T38">=</text:span><text:span text:style-name="T39"> </text:span><text:span text:style-name="T38">foo().</text:span><text:span text:style-name="T40">case</text:span><text:span text:style-name="T38">(</text:span><text:span text:style-name="T40">null</text:span><text:span text:style-name="T38">:</text:span><text:span text:style-name="T39"> </text:span><text:span text:style-name="T40">return</text:span><text:span text:style-name="T39"> </text:span><text:span text:style-name="T40">null</text:span><text:span text:style-name="T38">);</text:span></text:p>
            <text:list text:style-name="L2">
              <text:list-item>
                <text:p><text:span text:style-name="T44">D way:</text:span></text:p>
              </text:list-item>
            </text:list>
            <text:p><text:span text:style-name="T38">Foo</text:span><text:span text:style-name="T39"> </text:span><text:span text:style-name="T38">result</text:span><text:span text:style-name="T39"> </text:span><text:span text:style-name="T38">=</text:span><text:span text:style-name="T39"> </text:span><text:span text:style-name="T38">foo();</text:span></text:p>
            <text:p><text:span text:style-name="T40">if</text:span><text:span text:style-name="T39"> </text:span><text:span text:style-name="T38">(!result)</text:span><text:span text:style-name="T39"> </text:span><text:span text:style-name="T40">return</text:span><text:span text:style-name="T39"> </text:span><text:span text:style-name="T40">null</text:span><text:span text:style-name="T38">;</text:span></text:p>
            <text:list text:continue-numbering="true" text:style-name="L2">
              <text:list-item>
                <text:p><text:span text:style-name="T45">The value is correct right away,</text:span><text:span text:style-name="T45"><text:line-break/></text:span><text:span text:style-name="T45">not just after the check.</text:span></text:p>
              </text:list-item>
              <text:list-item>
                <text:p><text:span text:style-name="T45">Can't write </text:span><text:span text:style-name="T46">case</text:span><text:span text:style-name="T47">()</text:span><text:span text:style-name="T45"> in D because you</text:span><text:span text:style-name="T45"><text:line-break/></text:span><text:span text:style-name="T45">can't return out of </text:span><text:span text:style-name="T47">match!()</text:span><text:span text:style-name="T45"> lambda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D should copy: Packages vs Modules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D's packages are cosmetic, a shorthand for „folder“.</text:p>
              </text:list-item>
              <text:list-item>
                <text:p>Neat's packages are defined objects in the language.</text:p>
              </text:list-item>
              <text:list-item>
                <text:p>Modules import modules, packages depend on packages: no „strange loops“ as in D.</text:p>
              </text:list-item>
              <text:list-item>
                <text:p>Packages prefer modules from their own namespace, then from dependencies.</text:p>
                <text:list>
                  <text:list-item>
                    <text:p>No accidental implicit dependencies!</text:p>
                  </text:list-item>
                </text:list>
              </text:list-item>
              <text:list-item>
                <text:p>Package precompilation is actually possible (unlike in D)</text:p>
                <text:list>
                  <text:list-item>
                    <text:p>In D, the include path affects the compilation behavior!</text:p>
                  </text:list-item>
                  <text:list-item>
                    <text:p>Module import resolution is effectively random.</text:p>
                  </text:list-item>
                </text:list>
              </text:list-item>
              <text:list-item>
                <text:p>Compiler flags could be attached to packages, allowing<text:line-break/>per-library configuration.</text:p>
              </text:list-item>
              <text:list-item>
                <text:p>Deprecations and opt-in features can<text:line-break/>be configured per-package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D should copy: value lambdas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In D, <text:span text:style-name="T48">foo!(a</text:span><text:span text:style-name="T49"> </text:span><text:span text:style-name="T48">=&gt;</text:span><text:span text:style-name="T49"> </text:span><text:span text:style-name="T48">a)</text:span> is actually</text:p>
                <text:list>
                  <text:list-item>
                    <text:p><text:span text:style-name="T50">alias</text:span><text:span text:style-name="T51"> </text:span><text:span text:style-name="T52">id</text:span><text:span text:style-name="T51"> </text:span><text:span text:style-name="T52">=</text:span><text:span text:style-name="T51"> </text:span><text:span text:style-name="T52">a</text:span><text:span text:style-name="T51"> </text:span><text:span text:style-name="T52">=&gt;</text:span><text:span text:style-name="T51"> </text:span><text:span text:style-name="T52">a;</text:span></text:p>
                  </text:list-item>
                  <text:list-item>
                    <text:p><text:span text:style-name="T52">T</text:span><text:span text:style-name="T51"> </text:span><text:span text:style-name="T52">id(T)(T</text:span><text:span text:style-name="T51"> </text:span><text:span text:style-name="T52">a)</text:span><text:span text:style-name="T51"> </text:span><text:span text:style-name="T52">=&gt;</text:span><text:span text:style-name="T51"> </text:span><text:span text:style-name="T52">a;</text:span></text:p>
                  </text:list-item>
                  <text:list-item>
                    <text:p><text:span text:style-name="T53">void</text:span><text:span text:style-name="T51"> </text:span><text:span text:style-name="T52">foo()</text:span><text:span text:style-name="T51"> </text:span><text:span text:style-name="T52">{</text:span><text:span text:style-name="T51"> </text:span><text:span text:style-name="T52">...</text:span><text:span text:style-name="T51"> </text:span><text:span text:style-name="T52">id</text:span><text:span text:style-name="T51"> </text:span><text:span text:style-name="T52">...</text:span><text:span text:style-name="T51"> </text:span><text:span text:style-name="T52">}</text:span></text:p>
                  </text:list-item>
                </text:list>
              </text:list-item>
              <text:list-item>
                <text:p><text:span text:style-name="T48">foo</text:span><text:span text:style-name="T54"> </text:span><text:span text:style-name="T55">can</text:span><text:span text:style-name="T54"> </text:span><text:span text:style-name="T55">call</text:span><text:span text:style-name="T54"> </text:span><text:span text:style-name="T48">id</text:span><text:span text:style-name="T54"> </text:span><text:span text:style-name="T55">because</text:span><text:span text:style-name="T54"> </text:span><text:span text:style-name="T55">they're</text:span><text:span text:style-name="T54"> </text:span><text:span text:style-name="T55">siblings!</text:span></text:p>
              </text:list-item>
              <text:list-item>
                <text:p><text:span text:style-name="T55">Clever!</text:span><text:span text:style-name="T54"> </text:span><text:span text:style-name="T55">Simple!</text:span><text:span text:style-name="T54"> </text:span><text:span text:style-name="T55">Avoids</text:span><text:span text:style-name="T54"> </text:span><text:span text:style-name="T55">lifetime</text:span><text:span text:style-name="T54"> </text:span><text:span text:style-name="T55">accounting!</text:span></text:p>
              </text:list-item>
              <text:list-item>
                <text:p>... Completely falls over when passing<text:line-break/>multiple lambdas to a function, particularly<text:line-break/>if they're from different stackframe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_20_1" presentation:presentation-page-layout-name="AL2T1">
        <office:forms form:automatic-focus="false" form:apply-design-mode="false"/>
        <draw:frame presentation:style-name="pr4" draw:layer="layout" svg:width="20.1cm" svg:height="1.372cm" svg:x="1.4cm" svg:y="0.628cm" presentation:class="title">
          <draw:text-box>
            <text:p>D should copy: value lambdas</text:p>
          </draw:text-box>
        </draw:frame>
        <draw:frame presentation:style-name="pr12" draw:text-style-name="P11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Neat lambdas:</text:p>
              </text:list-item>
              <text:list-item>
                <text:p text:style-name="P10"><text:span text:style-name="T56">auto</text:span><text:span text:style-name="T57"> </text:span><text:span text:style-name="T58">id</text:span><text:span text:style-name="T57"> </text:span><text:span text:style-name="T58">=</text:span><text:span text:style-name="T57"> </text:span><text:span text:style-name="T58">a</text:span><text:span text:style-name="T57"> </text:span><text:span text:style-name="T58">=&gt;</text:span><text:span text:style-name="T57"> </text:span><text:span text:style-name="T58">a;</text:span></text:p>
              </text:list-item>
              <text:list-item>
                <text:p>Templated nested function literal <text:span text:style-name="T12">value</text:span>.</text:p>
              </text:list-item>
              <text:list-item>
                <text:p><text:span text:style-name="T56">typeof</text:span><text:span text:style-name="T58">(id)</text:span> is unique, as in C++</text:p>
              </text:list-item>
              <text:list-item>
                <text:p>value of <text:span text:style-name="T55">id</text:span> is just "the stack pointer of the surrounding function"</text:p>
              </text:list-item>
              <text:list-item>
                <text:p>Exactly as performant as D lambdas, as the<text:line-break/>function target is encoded in the type.</text:p>
              </text:list-item>
              <text:list-item>
                <text:p>Pass as many at once as you like, mix and match.<text:line-break/>Store in variables, no problem.</text:p>
              </text:list-item>
              <text:list-item>
                <text:p>Require very clever refcounting though.<text:span text:style-name="T55"> 😢</text:span></text:p>
                <text:list>
                  <text:list-header>
                    <text:p><text:span text:style-name="T55">(Ask me about lambda quarantining later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Don't do reference counting! Save yourself!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Adding GC to your language is extremely easy: just preload Boehm</text:p>
              </text:list-item>
              <text:list-item>
                <text:p>Reference counting requires keeping an accurate, largely-manual accounting of the disposition of every single expression and lifetime in your functions.</text:p>
              </text:list-item>
              <text:list-item>
                <text:p>RC is the single most code-hungry part<text:line-break/>of the Neat compiler.</text:p>
              </text:list-item>
              <text:list-item>
                <text:p>Doing RC even halfway effectively practically<text:line-break/>forces you into immutable variables.</text:p>
              </text:list-item>
              <text:list-item>
                <text:p>OTOH: Finally, a solid justification<text:line-break/>for immutable variables!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7.1cm" svg:height="1.372cm" svg:x="1.4cm" svg:y="0.628cm" presentation:class="title" presentation:user-transformed="true">
          <draw:text-box>
            <text:p>Reference Counting and its consequences have been a disaster for the Neat c</text:p>
          </draw:text-box>
        </draw:frame>
        <draw:frame presentation:style-name="pr10" draw:text-style-name="P12" draw:layer="layout" svg:width="25.199cm" svg:height="10.319cm" svg:x="1.4cm" svg:y="2.5cm" presentation:class="outline" presentation:user-transformed="true">
          <draw:text-box>
            <text:p><text:span text:style-name="T59">Object</text:span><text:span text:style-name="T60"> </text:span><text:span text:style-name="T59">obj</text:span><text:span text:style-name="T60"> </text:span><text:span text:style-name="T59">=</text:span><text:span text:style-name="T60"> </text:span><text:span text:style-name="T61">new</text:span><text:span text:style-name="T60"> </text:span><text:span text:style-name="T59">Object;</text:span></text:p>
            <text:p><text:span text:style-name="T62">void</text:span><text:span text:style-name="T60"> </text:span><text:span text:style-name="T59">nested(Object</text:span><text:span text:style-name="T60"> </text:span><text:span text:style-name="T59">param)</text:span><text:span text:style-name="T60"> </text:span><text:span text:style-name="T59">{</text:span></text:p>
            <text:p><text:span text:style-name="T59"/></text:p>
            <text:p><text:span text:style-name="T59">}</text:span></text:p>
            <text:p><text:span text:style-name="T59">// Can we skip taking a reference for passing obj to nested?</text:span></text:p>
            <text:p><text:span text:style-name="T59">// After all, it's still lexical scope?</text:span></text:p>
            <text:p><text:span text:style-name="T59">nested(obj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7.1cm" svg:height="1.372cm" svg:x="1.4cm" svg:y="0.628cm" presentation:class="title" presentation:user-transformed="true">
          <draw:text-box>
            <text:p>Reference Counting and its consequences have been a disaster for the Neat c</text:p>
          </draw:text-box>
        </draw:frame>
        <draw:frame presentation:style-name="pr10" draw:text-style-name="P12" draw:layer="layout" svg:width="25.199cm" svg:height="10.319cm" svg:x="1.4cm" svg:y="2.5cm" presentation:class="outline" presentation:user-transformed="true">
          <draw:text-box>
            <text:p><text:span text:style-name="T59">Object</text:span><text:span text:style-name="T60"> </text:span><text:span text:style-name="T59">obj</text:span><text:span text:style-name="T60"> </text:span><text:span text:style-name="T59">=</text:span><text:span text:style-name="T60"> </text:span><text:span text:style-name="T61">new</text:span><text:span text:style-name="T60"> </text:span><text:span text:style-name="T59">Object;</text:span></text:p>
            <text:p><text:span text:style-name="T62">void</text:span><text:span text:style-name="T60"> </text:span><text:span text:style-name="T59">nested(Object</text:span><text:span text:style-name="T60"> </text:span><text:span text:style-name="T59">param)</text:span><text:span text:style-name="T60"> </text:span><text:span text:style-name="T59">{</text:span></text:p>
            <text:p><text:span text:style-name="T59"><text:s text:c="4"/></text:span><text:span text:style-name="T59">obj = null;</text:span></text:p>
            <text:p><text:span text:style-name="T59">}</text:span></text:p>
            <text:p><text:span text:style-name="T59">// Can we skip taking a reference for passing obj to nested?</text:span></text:p>
            <text:p><text:span text:style-name="T59">// After all, it's still lexical scope?</text:span></text:p>
            <text:p><text:span text:style-name="T59">nested(obj)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Why Macros are Great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Macro development cycle can be decoupled from compiler development cycle.</text:p>
              </text:list-item>
              <text:list-item>
                <text:p>You get to make things about the language other people's problems!</text:p>
                <text:list>
                  <text:list-item>
                    <text:p>ImportC becomes <text:span text:style-name="T63">std.macro.cimport</text:span></text:p>
                  </text:list-item>
                  <text:list-item>
                    <text:p><text:span text:style-name="T64">If you think it doesn't work well, just fork it!</text:span></text:p>
                  </text:list-item>
                </text:list>
              </text:list-item>
              <text:list-item>
                <text:p>Downside: Your compiler internals are now<text:line-break/>a public API.</text:p>
              </text:list-item>
              <text:list-item>
                <text:p>Favors comparatively simple core languages.</text:p>
              </text:list-item>
              <text:list-item>
                <text:p>Otoh, incentive for clean internal design.</text:p>
                <text:list>
                  <text:list-item>
                    <text:p>Trust me, you'll appreciate th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Macros and Quasiquoting</text:p>
          </draw:text-box>
        </draw:frame>
        <draw:frame presentation:style-name="pr10" draw:text-style-name="P8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Function macros, parser macros, all sorts of macros, but they all come down to evaluating runtime code at compiletime.</text:p>
              </text:list-item>
              <text:list-item>
                <text:p>You already know CTFE, so you know macros.</text:p>
                <text:list>
                  <text:list-item>
                    <text:p>Just imagine CTFE + DMD as a library + compiler hooks.</text:p>
                  </text:list-item>
                </text:list>
              </text:list-item>
              <text:list-item>
                <text:p>Macros are strongly associated with quasiquoting (thanks Lisp), so I'll explain that one instead.</text:p>
              </text:list-item>
              <text:list-item>
                <text:p>Quasiquoting is so cool!!</text:p>
              </text:list-item>
              <text:list-item>
                <text:p>Example: This code needs to be compiled:<text:span text:style-name="T4"><text:line-break/></text:span><text:span text:style-name="T65">[foo(a)</text:span><text:span text:style-name="T66"> </text:span><text:span text:style-name="T67">for</text:span><text:span text:style-name="T66"> </text:span><text:span text:style-name="T65">a</text:span><text:span text:style-name="T66"> </text:span><text:span text:style-name="T67">in</text:span><text:span text:style-name="T66"> </text:span><text:span text:style-name="T65">array]</text:span></text:p>
              </text:list-item>
              <text:list-item>
                <text:p>We want to reuse the existing for loop support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 text:style-name="P2"><text:span text:style-name="T65">[foo(a)</text:span><text:span text:style-name="T66"> </text:span><text:span text:style-name="T67">for</text:span><text:span text:style-name="T66"> </text:span><text:span text:style-name="T65">a</text:span><text:span text:style-name="T66"> </text:span><text:span text:style-name="T67">in</text:span><text:span text:style-name="T66"> </text:span><text:span text:style-name="T65">array] ↓</text:span></text:p>
            <text:list text:style-name="L2">
              <text:list-header>
                <text:p text:style-name="P2"><text:span text:style-name="T23"/></text:p>
              </text:list-header>
              <text:list-item>
                <text:p text:style-name="P2"><text:span text:style-name="T23">Expression '</text:span><text:span text:style-name="T36">body</text:span><text:span text:style-name="T23">': </text:span><text:span text:style-name="T65">foo(a)</text:span></text:p>
              </text:list-item>
              <text:list-item>
                <text:p text:style-name="P2"><text:span text:style-name="T23">Identifier '</text:span><text:span text:style-name="T36">iter</text:span><text:span text:style-name="T23">': </text:span><text:span text:style-name="T65">a</text:span></text:p>
              </text:list-item>
              <text:list-item>
                <text:p text:style-name="P2"><text:span text:style-name="T23">Expression '</text:span><text:span text:style-name="T36">source</text:span><text:span text:style-name="T23">': </text:span><text:span text:style-name="T65">"array"</text:span></text:p>
              </text:list-item>
            </text:list>
            <text:p text:style-name="P2"><text:span text:style-name="T65"/></text:p>
          </draw:text-box>
        </draw:frame>
        <draw:frame draw:style-name="gr3" draw:text-style-name="P13" draw:layer="layout" svg:width="5cm" svg:height="1.157cm" svg:x="2cm" svg:y="4cm">
          <draw:text-box>
            <text:p><text:span text:style-name="T68"><text:s text:c="2"/></text:span><text:span text:style-name="T68">body <text:s/></text:span></text:p>
          </draw:text-box>
        </draw:frame>
        <draw:frame draw:style-name="gr3" draw:text-style-name="P13" draw:layer="layout" svg:width="5cm" svg:height="1.157cm" svg:x="9cm" svg:y="4cm">
          <draw:text-box>
            <text:p><text:span text:style-name="T68">iter</text:span></text:p>
          </draw:text-box>
        </draw:frame>
        <draw:frame draw:style-name="gr3" draw:text-style-name="P13" draw:layer="layout" svg:width="5cm" svg:height="1.157cm" svg:x="12.5cm" svg:y="4cm">
          <draw:text-box>
            <text:p><text:span text:style-name="T68"><text:s/></text:span><text:span text:style-name="T68">sourc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 text:style-name="P2"><text:span text:style-name="T69">[foo(a)</text:span><text:span text:style-name="T70"> </text:span><text:span text:style-name="T71">for</text:span><text:span text:style-name="T70"> </text:span><text:span text:style-name="T69">a</text:span><text:span text:style-name="T70"> </text:span><text:span text:style-name="T71">in</text:span><text:span text:style-name="T70"> </text:span><text:span text:style-name="T69">array] ↓</text:span></text:p>
            <text:list text:style-name="L2">
              <text:list-header>
                <text:p text:style-name="P2"><text:span text:style-name="T23"/></text:p>
              </text:list-header>
            </text:list>
            <text:p text:style-name="P2"><text:span text:style-name="T23">Traditional way:</text:span></text:p>
            <text:p text:style-name="P2"><text:span text:style-name="T72">ForLoop(</text:span><text:span text:style-name="T72"><text:line-break/></text:span><text:span text:style-name="T72"> <text:s text:c="3"/>"i",</text:span><text:span text:style-name="T72"><text:line-break/></text:span><text:span text:style-name="T72"> <text:s text:c="3"/>base=Int(0),</text:span><text:span text:style-name="T72"><text:line-break/></text:span><text:span text:style-name="T72"> <text:s text:c="3"/>test=Binop("&lt;",</text:span><text:span text:style-name="T72"><text:line-break/></text:span><text:span text:style-name="T72"> <text:s text:c="7"/>Identifier("i"),</text:span><text:span text:style-name="T72"><text:line-break/></text:span><text:span text:style-name="T72"> <text:s text:c="7"/>Member(source, "length")),</text:span></text:p>
          </draw:text-box>
        </draw:frame>
        <draw:frame draw:style-name="gr4" draw:text-style-name="P14" draw:layer="layout" svg:width="5cm" svg:height="1.245cm" svg:x="1.929cm" svg:y="3.747cm">
          <draw:text-box>
            <text:p><text:span text:style-name="T73"><text:s text:c="2"/></text:span><text:span text:style-name="T73">body <text:s/></text:span></text:p>
          </draw:text-box>
        </draw:frame>
        <draw:frame draw:style-name="gr5" draw:text-style-name="P14" draw:layer="layout" svg:width="2.176cm" svg:height="1.931cm" svg:x="7.848cm" svg:y="3.747cm">
          <draw:text-box>
            <text:p><text:span text:style-name="T73">iter</text:span></text:p>
          </draw:text-box>
        </draw:frame>
        <draw:frame draw:style-name="gr6" draw:text-style-name="P14" draw:layer="layout" svg:width="5.043cm" svg:height="1.156cm" svg:x="11.278cm" svg:y="3.739cm">
          <draw:text-box>
            <text:p><text:span text:style-name="T73"><text:s/></text:span><text:span text:style-name="T73">sourc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 text:style-name="P2"><text:span text:style-name="T69">[foo(a)</text:span><text:span text:style-name="T70"> </text:span><text:span text:style-name="T71">for</text:span><text:span text:style-name="T70"> </text:span><text:span text:style-name="T69">a</text:span><text:span text:style-name="T70"> </text:span><text:span text:style-name="T71">in</text:span><text:span text:style-name="T70"> </text:span><text:span text:style-name="T69">array] ↓</text:span></text:p>
            <text:list text:style-name="L2">
              <text:list-header>
                <text:p text:style-name="P2"><text:span text:style-name="T23"/></text:p>
              </text:list-header>
            </text:list>
            <text:p text:style-name="P2"><text:span text:style-name="T23">Traditional way:</text:span></text:p>
            <text:p text:style-name="P2"><text:span text:style-name="T72">ForLoop(</text:span><text:span text:style-name="T72"><text:line-break/></text:span><text:span text:style-name="T72"> <text:s text:c="3"/>"i",</text:span><text:span text:style-name="T72"><text:line-break/></text:span><text:span text:style-name="T72"> <text:s text:c="3"/>base=Int(0),</text:span><text:span text:style-name="T72"><text:line-break/></text:span><text:span text:style-name="T72"> <text:s text:c="3"/>test=Binop("&lt;",</text:span><text:span text:style-name="T72"><text:line-break/></text:span><text:span text:style-name="T72"> <text:s text:c="7"/>Identifier("i"),</text:span><text:span text:style-name="T72"><text:line-break/></text:span><text:span text:style-name="T72"> <text:s text:c="7"/>Member(source, "length")),</text:span><text:span text:style-name="T72"><text:line-break/></text:span><text:span text:style-name="T72"> <text:s text:c="3"/>step=Assign(Identifier("i"),</text:span><text:span text:style-name="T72"><text:line-break/></text:span><text:span text:style-name="T72"> <text:s text:c="7"/>Binop("+", Identifier("i"), Int(1))),</text:span><text:span text:style-name="T72"><text:line-break/></text:span><text:span text:style-name="T72"> <text:s text:c="3"/>body=Scope(</text:span><text:span text:style-name="T72"><text:line-break/></text:span><text:span text:style-name="T72"> <text:s text:c="7"/>VarDecl(iter,</text:span><text:span text:style-name="T72"><text:line-break/></text:span><text:span text:style-name="T72"> <text:s text:c="11"/>value=IndexOp(source, Identifier("i"))),</text:span><text:span text:style-name="T72"><text:line-break/></text:span><text:span text:style-name="T72"> <text:s text:c="7"/></text:span><text:span text:style-name="T74">body));</text:span></text:p>
          </draw:text-box>
        </draw:frame>
        <draw:frame draw:style-name="gr4" draw:text-style-name="P15" draw:layer="layout" svg:width="5cm" svg:height="1.245cm" svg:x="1.68cm" svg:y="3.231cm">
          <draw:text-box>
            <text:p><text:span text:style-name="T75"><text:s text:c="2"/></text:span><text:span text:style-name="T75">body <text:s/></text:span></text:p>
          </draw:text-box>
        </draw:frame>
        <draw:frame draw:style-name="gr7" draw:text-style-name="P15" draw:layer="layout" svg:width="1.554cm" svg:height="1.339cm" svg:x="5.375cm" svg:y="3.231cm">
          <draw:text-box>
            <text:p><text:span text:style-name="T75">iter</text:span></text:p>
          </draw:text-box>
        </draw:frame>
        <draw:frame draw:style-name="gr6" draw:text-style-name="P15" draw:layer="layout" svg:width="5cm" svg:height="1.156cm" svg:x="7.151cm" svg:y="3.246cm">
          <draw:text-box>
            <text:p><text:span text:style-name="T75"><text:s/></text:span><text:span text:style-name="T75">sourc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 text:style-name="P2"><text:span text:style-name="T69">[foo(a)</text:span><text:span text:style-name="T70"> </text:span><text:span text:style-name="T71">for</text:span><text:span text:style-name="T70"> </text:span><text:span text:style-name="T69">a</text:span><text:span text:style-name="T70"> </text:span><text:span text:style-name="T71">in</text:span><text:span text:style-name="T70"> </text:span><text:span text:style-name="T69">array] ↓</text:span></text:p>
            <text:list text:style-name="L2">
              <text:list-header>
                <text:p text:style-name="P2"><text:span text:style-name="T23"/></text:p>
              </text:list-header>
            </text:list>
            <text:p text:style-name="P2"><text:span text:style-name="T23">Traditional way:</text:span></text:p>
            <text:p text:style-name="P2"><text:span text:style-name="T72">Scope(</text:span><text:span text:style-name="T72"><text:line-break/></text:span><text:span text:style-name="T74"> <text:s text:c="3"/></text:span><text:span text:style-name="T72">VarDecl("source", source),</text:span><text:span text:style-name="T72"><text:line-break/></text:span><text:span text:style-name="T74"> <text:s text:c="3"/></text:span><text:span text:style-name="T72">ForLoop(</text:span><text:span text:style-name="T72"><text:line-break/></text:span><text:span text:style-name="T72"> <text:s text:c="7"/>"i",</text:span><text:span text:style-name="T72"><text:line-break/></text:span><text:span text:style-name="T72"> <text:s text:c="7"/>base=Int(0),</text:span><text:span text:style-name="T72"><text:line-break/></text:span><text:span text:style-name="T72"> <text:s text:c="7"/>test=Binop("&lt;",</text:span><text:span text:style-name="T72"><text:line-break/></text:span><text:span text:style-name="T72"> <text:s text:c="11"/>Identifier("i"),</text:span><text:span text:style-name="T72"><text:line-break/></text:span><text:span text:style-name="T72"> <text:s text:c="11"/>Member(Identifier("source"), "length")),</text:span><text:span text:style-name="T72"><text:line-break/></text:span><text:span text:style-name="T72"> <text:s text:c="3"/></text:span><text:span text:style-name="T74"><text:s text:c="4"/></text:span><text:span text:style-name="T72">step=Assign(Identifier("i"),</text:span><text:span text:style-name="T72"><text:line-break/></text:span><text:span text:style-name="T72"> <text:s text:c="11"/>Binop("+", Identifier("i"), Int(1))),</text:span><text:span text:style-name="T72"><text:line-break/></text:span><text:span text:style-name="T72"> <text:s text:c="3"/></text:span><text:span text:style-name="T74"><text:s text:c="4"/></text:span><text:span text:style-name="T72">body=Scope(</text:span><text:span text:style-name="T72"><text:line-break/></text:span><text:span text:style-name="T72"> <text:s text:c="11"/>VarDecl(iter,</text:span><text:span text:style-name="T72"><text:line-break/></text:span><text:span text:style-name="T72"> <text:s text:c="15"/>value=IndexOp(</text:span><text:span text:style-name="T72"><text:line-break/></text:span><text:span text:style-name="T72"> <text:s text:c="19"/>Identifier("source"),</text:span><text:span text:style-name="T72"><text:line-break/></text:span><text:span text:style-name="T72"> <text:s text:c="19"/>Identifier("i"))),</text:span><text:span text:style-name="T72"><text:line-break/></text:span><text:span text:style-name="T72"> <text:s text:c="7"/></text:span><text:span text:style-name="T74"><text:s text:c="4"/>body));</text:span></text:p>
          </draw:text-box>
        </draw:frame>
        <draw:frame draw:style-name="gr8" draw:text-style-name="P16" draw:layer="layout" svg:width="5cm" svg:height="1.656cm" svg:x="1.68cm" svg:y="3.089cm">
          <draw:text-box>
            <text:p><text:span text:style-name="T76"><text:s text:c="3"/></text:span><text:span text:style-name="T76">body <text:s/></text:span></text:p>
          </draw:text-box>
        </draw:frame>
        <draw:frame draw:style-name="gr9" draw:text-style-name="P16" draw:layer="layout" svg:width="1cm" svg:height="0.656cm" svg:x="4.657cm" svg:y="3.089cm">
          <draw:text-box>
            <text:p><text:span text:style-name="T76">iter</text:span></text:p>
          </draw:text-box>
        </draw:frame>
        <draw:frame draw:style-name="gr6" draw:text-style-name="P16" draw:layer="layout" svg:width="5cm" svg:height="1.156cm" svg:x="6.344cm" svg:y="3.089cm">
          <draw:text-box>
            <text:p><text:span text:style-name="T76"><text:s/></text:span><text:span text:style-name="T76">source 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2T1">
        <office:forms form:automatic-focus="false" form:apply-design-mode="false"/>
        <draw:frame draw:style-name="gr10" draw:text-style-name="P17" draw:layer="layout" svg:width="11.5cm" svg:height="8.427cm" svg:x="13.5cm" svg:y="2cm">
          <draw:text-box>
            <text:p><text:span text:style-name="T77">return $stmt</text:span></text:p>
            <text:p><text:span text:style-name="T77">{</text:span></text:p>
            <text:p><text:span text:style-name="T78"><text:s text:c="4"/></text:span><text:span text:style-name="T79">auto</text:span><text:span text:style-name="T78"> </text:span><text:span text:style-name="T77">source</text:span><text:span text:style-name="T78"> </text:span><text:span text:style-name="T77">=</text:span><text:span text:style-name="T78"> </text:span><text:span text:style-name="T80">$</text:span><text:span text:style-name="T77">source;</text:span></text:p>
            <text:p><text:span text:style-name="T78"><text:s text:c="4"/></text:span><text:span text:style-name="T79">for</text:span><text:span text:style-name="T78"> </text:span><text:span text:style-name="T77">(</text:span><text:span text:style-name="T79">auto</text:span><text:span text:style-name="T78"> </text:span><text:span text:style-name="T77">i</text:span><text:span text:style-name="T78"> </text:span><text:span text:style-name="T77">=</text:span><text:span text:style-name="T78"> </text:span><text:span text:style-name="T81">0</text:span><text:span text:style-name="T77">;</text:span><text:span text:style-name="T78"><text:line-break/></text:span><text:span text:style-name="T78"> <text:s text:c="7"/></text:span><text:span text:style-name="T77">i</text:span><text:span text:style-name="T78"> </text:span><text:span text:style-name="T77">&lt;</text:span><text:span text:style-name="T78"> </text:span><text:span text:style-name="T77">source.length;</text:span><text:span text:style-name="T78"><text:line-break/></text:span><text:span text:style-name="T78"> <text:s text:c="7"/></text:span><text:span text:style-name="T77">i++)</text:span></text:p>
            <text:p><text:span text:style-name="T77"><text:s text:c="4"/></text:span><text:span text:style-name="T77">{</text:span></text:p>
            <text:p><text:span text:style-name="T78"><text:s text:c="8"/></text:span><text:span text:style-name="T79">auto</text:span><text:span text:style-name="T78"> </text:span><text:span text:style-name="T80">$</text:span><text:span text:style-name="T77">iter</text:span><text:span text:style-name="T78"> </text:span><text:span text:style-name="T77">=</text:span><text:span text:style-name="T78"> </text:span><text:span text:style-name="T77">source[i];</text:span></text:p>
            <text:p><text:span text:style-name="T78"><text:s text:c="8"/></text:span><text:span text:style-name="T80">$</text:span><text:span text:style-name="T82">body</text:span><text:span text:style-name="T77">;</text:span></text:p>
            <text:p><text:span text:style-name="T78"><text:s text:c="4"/></text:span><text:span text:style-name="T77">}</text:span></text:p>
            <text:p><text:span text:style-name="T77">}</text:span></text:p>
          </draw:text-box>
        </draw:frame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 text:style-name="P2"><text:span text:style-name="T69">[foo(a)</text:span><text:span text:style-name="T70"> </text:span><text:span text:style-name="T71">for</text:span><text:span text:style-name="T70"> </text:span><text:span text:style-name="T69">a</text:span><text:span text:style-name="T70"> </text:span><text:span text:style-name="T71">in</text:span><text:span text:style-name="T70"> </text:span><text:span text:style-name="T69">array] ↓</text:span></text:p>
            <text:list text:style-name="L2">
              <text:list-header>
                <text:p text:style-name="P2"><text:span text:style-name="T23"/></text:p>
              </text:list-header>
            </text:list>
            <text:p text:style-name="P2"><text:span text:style-name="T23">Traditional way:</text:span></text:p>
            <text:p text:style-name="P2"><text:span text:style-name="T72">Scope(</text:span><text:span text:style-name="T72"><text:line-break/></text:span><text:span text:style-name="T74"> <text:s text:c="3"/></text:span><text:span text:style-name="T72">VarDecl("source", source),</text:span><text:span text:style-name="T72"><text:line-break/></text:span><text:span text:style-name="T74"> <text:s text:c="3"/></text:span><text:span text:style-name="T72">ForLoop(</text:span><text:span text:style-name="T72"><text:line-break/></text:span><text:span text:style-name="T72"> <text:s text:c="7"/>"i",</text:span><text:span text:style-name="T72"><text:line-break/></text:span><text:span text:style-name="T72"> <text:s text:c="7"/>base=Int(0),</text:span><text:span text:style-name="T72"><text:line-break/></text:span><text:span text:style-name="T72"> <text:s text:c="7"/>test=Binop("&lt;",</text:span><text:span text:style-name="T72"><text:line-break/></text:span><text:span text:style-name="T72"> <text:s text:c="11"/>Identifier("i"),</text:span><text:span text:style-name="T72"><text:line-break/></text:span><text:span text:style-name="T72"> <text:s text:c="11"/>Member(Identifier("source"), "length")),</text:span><text:span text:style-name="T72"><text:line-break/></text:span><text:span text:style-name="T72"> <text:s text:c="3"/></text:span><text:span text:style-name="T74"><text:s text:c="4"/></text:span><text:span text:style-name="T72">step=Assign(Identifier("i"),</text:span><text:span text:style-name="T72"><text:line-break/></text:span><text:span text:style-name="T72"> <text:s text:c="11"/>Binop("+", Identifier("i"), Int(1))),</text:span><text:span text:style-name="T72"><text:line-break/></text:span><text:span text:style-name="T72"> <text:s text:c="3"/></text:span><text:span text:style-name="T74"><text:s text:c="4"/></text:span><text:span text:style-name="T72">body=Scope(</text:span><text:span text:style-name="T72"><text:line-break/></text:span><text:span text:style-name="T72"> <text:s text:c="11"/>VarDecl(iter,</text:span><text:span text:style-name="T72"><text:line-break/></text:span><text:span text:style-name="T72"> <text:s text:c="15"/>value=IndexOp(</text:span><text:span text:style-name="T72"><text:line-break/></text:span><text:span text:style-name="T72"> <text:s text:c="19"/>Identifier("source"),</text:span><text:span text:style-name="T72"><text:line-break/></text:span><text:span text:style-name="T72"> <text:s text:c="19"/>Identifier("i"))),</text:span><text:span text:style-name="T72"><text:line-break/></text:span><text:span text:style-name="T72"> <text:s text:c="7"/></text:span><text:span text:style-name="T74"><text:s text:c="4"/>body));</text:span></text:p>
          </draw:text-box>
        </draw:frame>
        <draw:frame draw:style-name="gr8" draw:text-style-name="P16" draw:layer="layout" svg:width="5cm" svg:height="1.656cm" svg:x="1.68cm" svg:y="3.089cm">
          <draw:text-box>
            <text:p><text:span text:style-name="T76"><text:s text:c="3"/></text:span><text:span text:style-name="T76">body <text:s/></text:span></text:p>
          </draw:text-box>
        </draw:frame>
        <draw:frame draw:style-name="gr9" draw:text-style-name="P16" draw:layer="layout" svg:width="1cm" svg:height="0.656cm" svg:x="4.657cm" svg:y="3.089cm">
          <draw:text-box>
            <text:p><text:span text:style-name="T76">iter</text:span></text:p>
          </draw:text-box>
        </draw:frame>
        <draw:frame draw:style-name="gr6" draw:text-style-name="P16" draw:layer="layout" svg:width="5cm" svg:height="1.156cm" svg:x="6.344cm" svg:y="3.089cm">
          <draw:text-box>
            <text:p><text:span text:style-name="T76"><text:s/></text:span><text:span text:style-name="T76">source </text:span></text:p>
          </draw:text-box>
        </draw:frame>
        <draw:frame draw:style-name="gr11" draw:text-style-name="P18" draw:layer="layout" svg:width="8.5cm" svg:height="2.301cm" svg:x="13cm" svg:y="0.628cm">
          <draw:text-box>
            <text:p><text:span text:style-name="T83">Quasiquoting wa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11.381cm" svg:height="10.319cm" svg:x="1.4cm" svg:y="2.5cm" presentation:class="outline" presentation:user-transformed="true">
          <draw:text-box>
            <text:p text:style-name="P2"><text:span text:style-name="T84">[foo(a)</text:span><text:span text:style-name="T85"> </text:span><text:span text:style-name="T86">for</text:span><text:span text:style-name="T85"> </text:span><text:span text:style-name="T84">a</text:span><text:span text:style-name="T85"> </text:span><text:span text:style-name="T86">in</text:span><text:span text:style-name="T85"> </text:span><text:span text:style-name="T84">array] ↓</text:span></text:p>
            <text:list text:style-name="L2">
              <text:list-header>
                <text:p text:style-name="P2"><text:span text:style-name="T87"/></text:p>
              </text:list-header>
              <text:list-item>
                <text:p text:style-name="P2"><text:span text:style-name="T23">Quasiquoting makes compiler development enormously easier.</text:span></text:p>
              </text:list-item>
              <text:list-item>
                <text:p text:style-name="P2"><text:span text:style-name="T23">Define a core, then use it to define the rest of the language</text:span></text:p>
              </text:list-item>
              <text:list-item>
                <text:p text:style-name="P2"><text:span text:style-name="T23">Lowered code has correct line numbers in the compiler!</text:span></text:p>
              </text:list-item>
              <text:list-item>
                <text:p text:style-name="P2"><text:span text:style-name="T23">Warning: Looming combinatorial explosion!</text:span></text:p>
              </text:list-item>
              <text:list-item>
                <text:p text:style-name="P2"><text:span text:style-name="T23">You can still use quasiquoting inside runtime functions.</text:span></text:p>
              </text:list-item>
            </text:list>
          </draw:text-box>
        </draw:frame>
        <draw:frame draw:style-name="gr8" draw:text-style-name="P16" draw:layer="layout" svg:width="5cm" svg:height="1.656cm" svg:x="1.68cm" svg:y="3.089cm">
          <draw:text-box>
            <text:p><text:span text:style-name="T76"><text:s text:c="3"/></text:span><text:span text:style-name="T76">body <text:s/></text:span></text:p>
          </draw:text-box>
        </draw:frame>
        <draw:frame draw:style-name="gr9" draw:text-style-name="P16" draw:layer="layout" svg:width="1cm" svg:height="0.656cm" svg:x="4.657cm" svg:y="3.089cm">
          <draw:text-box>
            <text:p><text:span text:style-name="T76">iter</text:span></text:p>
          </draw:text-box>
        </draw:frame>
        <draw:frame draw:style-name="gr6" draw:text-style-name="P16" draw:layer="layout" svg:width="5cm" svg:height="1.156cm" svg:x="6.344cm" svg:y="3.089cm">
          <draw:text-box>
            <text:p><text:span text:style-name="T76"><text:s/></text:span><text:span text:style-name="T76">source </text:span></text:p>
          </draw:text-box>
        </draw:frame>
        <draw:frame draw:style-name="gr10" draw:text-style-name="P17" draw:layer="layout" svg:width="11.5cm" svg:height="8.427cm" svg:x="13.5cm" svg:y="2.001cm">
          <draw:text-box>
            <text:p><text:span text:style-name="T77">return $stmt</text:span></text:p>
            <text:p><text:span text:style-name="T77">{</text:span></text:p>
            <text:p><text:span text:style-name="T78"><text:s text:c="4"/></text:span><text:span text:style-name="T79">auto</text:span><text:span text:style-name="T78"> </text:span><text:span text:style-name="T77">source</text:span><text:span text:style-name="T78"> </text:span><text:span text:style-name="T77">=</text:span><text:span text:style-name="T78"> </text:span><text:span text:style-name="T80">$</text:span><text:span text:style-name="T77">source;</text:span></text:p>
            <text:p><text:span text:style-name="T78"><text:s text:c="4"/></text:span><text:span text:style-name="T79">for</text:span><text:span text:style-name="T78"> </text:span><text:span text:style-name="T77">(</text:span><text:span text:style-name="T79">auto</text:span><text:span text:style-name="T78"> </text:span><text:span text:style-name="T77">i</text:span><text:span text:style-name="T78"> </text:span><text:span text:style-name="T77">=</text:span><text:span text:style-name="T78"> </text:span><text:span text:style-name="T81">0</text:span><text:span text:style-name="T77">;</text:span><text:span text:style-name="T78"><text:line-break/></text:span><text:span text:style-name="T78"> <text:s text:c="7"/></text:span><text:span text:style-name="T77">i</text:span><text:span text:style-name="T78"> </text:span><text:span text:style-name="T77">&lt;</text:span><text:span text:style-name="T78"> </text:span><text:span text:style-name="T77">source.length;</text:span><text:span text:style-name="T78"><text:line-break/></text:span><text:span text:style-name="T78"> <text:s text:c="7"/></text:span><text:span text:style-name="T77">i++)</text:span></text:p>
            <text:p><text:span text:style-name="T77"><text:s text:c="4"/></text:span><text:span text:style-name="T77">{</text:span></text:p>
            <text:p><text:span text:style-name="T78"><text:s text:c="8"/></text:span><text:span text:style-name="T79">auto</text:span><text:span text:style-name="T78"> </text:span><text:span text:style-name="T80">$</text:span><text:span text:style-name="T77">iter</text:span><text:span text:style-name="T78"> </text:span><text:span text:style-name="T77">=</text:span><text:span text:style-name="T78"> </text:span><text:span text:style-name="T77">source[i];</text:span></text:p>
            <text:p><text:span text:style-name="T78"><text:s text:c="8"/></text:span><text:span text:style-name="T80">$</text:span><text:span text:style-name="T82">body</text:span><text:span text:style-name="T77">;</text:span></text:p>
            <text:p><text:span text:style-name="T78"><text:s text:c="4"/></text:span><text:span text:style-name="T77">}</text:span></text:p>
            <text:p><text:span text:style-name="T77">}</text:span></text:p>
          </draw:text-box>
        </draw:frame>
        <draw:frame draw:style-name="gr11" draw:text-style-name="P18" draw:layer="layout" svg:width="8.5cm" svg:height="2.301cm" svg:x="13cm" svg:y="0.629cm">
          <draw:text-box>
            <text:p><text:span text:style-name="T83">Quasiquoting wa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Quasiquoting</text:p>
          </draw:text-box>
        </draw:frame>
        <draw:frame presentation:style-name="pr7" draw:layer="layout" svg:width="11.381cm" svg:height="10.319cm" svg:x="1.4cm" svg:y="2.5cm" presentation:class="outline" presentation:user-transformed="true">
          <draw:text-box>
            <text:p text:style-name="P2"><text:span text:style-name="T84">[foo(a)</text:span><text:span text:style-name="T85"> </text:span><text:span text:style-name="T86">for</text:span><text:span text:style-name="T85"> </text:span><text:span text:style-name="T84">a</text:span><text:span text:style-name="T85"> </text:span><text:span text:style-name="T86">in</text:span><text:span text:style-name="T85"> </text:span><text:span text:style-name="T84">array] ↓</text:span></text:p>
            <text:list text:style-name="L2">
              <text:list-header>
                <text:p text:style-name="P2"><text:span text:style-name="T87"/></text:p>
              </text:list-header>
              <text:list-item>
                <text:p text:style-name="P2"><text:span text:style-name="T23">How does it work?</text:span></text:p>
              </text:list-item>
              <text:list-item>
                <text:p text:style-name="P2"><text:span text:style-name="T23">Easy way: At compiler compiletime, parse the expression</text:span></text:p>
                <text:list>
                  <text:list-item>
                    <text:p><text:span text:style-name="T23">Save the </text:span><text:span text:style-name="T88">code</text:span><text:span text:style-name="T23"> you just parsed.</text:span></text:p>
                  </text:list-item>
                </text:list>
              </text:list-item>
              <text:list-item>
                <text:p text:style-name="P2"><text:span text:style-name="T23">At compiler runtime, you just parse it again!</text:span></text:p>
                <text:list>
                  <text:list-item>
                    <text:p><text:span text:style-name="T23">Instant syntax tree.</text:span></text:p>
                  </text:list-item>
                </text:list>
              </text:list-item>
              <text:list-item>
                <text:p text:style-name="P2"><text:span text:style-name="T23">Then just bind it to the local variables you're inserting into it.</text:span></text:p>
              </text:list-item>
            </text:list>
          </draw:text-box>
        </draw:frame>
        <draw:frame draw:style-name="gr8" draw:text-style-name="P16" draw:layer="layout" svg:width="5cm" svg:height="1.656cm" svg:x="1.68cm" svg:y="3.089cm">
          <draw:text-box>
            <text:p><text:span text:style-name="T76"><text:s text:c="3"/></text:span><text:span text:style-name="T76">body <text:s/></text:span></text:p>
          </draw:text-box>
        </draw:frame>
        <draw:frame draw:style-name="gr9" draw:text-style-name="P16" draw:layer="layout" svg:width="1cm" svg:height="0.656cm" svg:x="4.657cm" svg:y="3.089cm">
          <draw:text-box>
            <text:p><text:span text:style-name="T76">iter</text:span></text:p>
          </draw:text-box>
        </draw:frame>
        <draw:frame draw:style-name="gr6" draw:text-style-name="P16" draw:layer="layout" svg:width="5cm" svg:height="1.156cm" svg:x="6.344cm" svg:y="3.089cm">
          <draw:text-box>
            <text:p><text:span text:style-name="T76"><text:s/></text:span><text:span text:style-name="T76">source </text:span></text:p>
          </draw:text-box>
        </draw:frame>
        <draw:frame draw:style-name="gr10" draw:text-style-name="P17" draw:layer="layout" svg:width="11.5cm" svg:height="8.427cm" svg:x="13.5cm" svg:y="2.001cm">
          <draw:text-box>
            <text:p><text:span text:style-name="T77">return $stmt</text:span></text:p>
            <text:p><text:span text:style-name="T77">{</text:span></text:p>
            <text:p><text:span text:style-name="T78"><text:s text:c="4"/></text:span><text:span text:style-name="T79">auto</text:span><text:span text:style-name="T78"> </text:span><text:span text:style-name="T77">source</text:span><text:span text:style-name="T78"> </text:span><text:span text:style-name="T77">=</text:span><text:span text:style-name="T78"> </text:span><text:span text:style-name="T80">$</text:span><text:span text:style-name="T77">source;</text:span></text:p>
            <text:p><text:span text:style-name="T78"><text:s text:c="4"/></text:span><text:span text:style-name="T79">for</text:span><text:span text:style-name="T78"> </text:span><text:span text:style-name="T77">(</text:span><text:span text:style-name="T79">auto</text:span><text:span text:style-name="T78"> </text:span><text:span text:style-name="T77">i</text:span><text:span text:style-name="T78"> </text:span><text:span text:style-name="T77">=</text:span><text:span text:style-name="T78"> </text:span><text:span text:style-name="T81">0</text:span><text:span text:style-name="T77">;</text:span><text:span text:style-name="T78"><text:line-break/></text:span><text:span text:style-name="T78"> <text:s text:c="7"/></text:span><text:span text:style-name="T77">i</text:span><text:span text:style-name="T78"> </text:span><text:span text:style-name="T77">&lt;</text:span><text:span text:style-name="T78"> </text:span><text:span text:style-name="T77">source.length;</text:span><text:span text:style-name="T78"><text:line-break/></text:span><text:span text:style-name="T78"> <text:s text:c="7"/></text:span><text:span text:style-name="T77">i++)</text:span></text:p>
            <text:p><text:span text:style-name="T77"><text:s text:c="4"/></text:span><text:span text:style-name="T77">{</text:span></text:p>
            <text:p><text:span text:style-name="T78"><text:s text:c="8"/></text:span><text:span text:style-name="T79">auto</text:span><text:span text:style-name="T78"> </text:span><text:span text:style-name="T80">$</text:span><text:span text:style-name="T77">iter</text:span><text:span text:style-name="T78"> </text:span><text:span text:style-name="T77">=</text:span><text:span text:style-name="T78"> </text:span><text:span text:style-name="T77">source[i];</text:span></text:p>
            <text:p><text:span text:style-name="T78"><text:s text:c="8"/></text:span><text:span text:style-name="T80">$</text:span><text:span text:style-name="T82">body</text:span><text:span text:style-name="T77">;</text:span></text:p>
            <text:p><text:span text:style-name="T78"><text:s text:c="4"/></text:span><text:span text:style-name="T77">}</text:span></text:p>
            <text:p><text:span text:style-name="T77">}</text:span></text:p>
          </draw:text-box>
        </draw:frame>
        <draw:frame draw:style-name="gr11" draw:text-style-name="P18" draw:layer="layout" svg:width="8.5cm" svg:height="2.301cm" svg:x="13cm" svg:y="0.629cm">
          <draw:text-box>
            <text:p><text:span text:style-name="T83">Quasiquoting way: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 text:style-name="P5"><text:span text:style-name="T13">✨ </text:span><text:span text:style-name="T13">JSONValue ✨</text:span>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p>JSON: <text:span text:style-name="T63">{ "version": 4, "data": ["foo"] }</text:span></text:p>
            <text:p/>
          </draw:text-box>
        </draw:frame>
        <draw:frame draw:style-name="gr12" draw:text-style-name="P19" draw:layer="layout" svg:width="10.406cm" svg:height="9.239cm" svg:x="1.4cm" svg:y="4.261cm">
          <draw:text-box>
            <text:p><text:span text:style-name="T89">D version:</text:span></text:p>
            <text:p text:style-name="P2"><text:span text:style-name="T35">int</text:span><text:span text:style-name="T32"> </text:span><text:span text:style-name="T36">version_</text:span><text:span text:style-name="T32"> </text:span><text:span text:style-name="T36">=</text:span><text:span text:style-name="T32"> </text:span><text:span text:style-name="T33">4</text:span><text:span text:style-name="T36">;</text:span><text:span text:style-name="T32"><text:line-break/></text:span><text:span text:style-name="T90">string</text:span><text:span text:style-name="T32"> </text:span><text:span text:style-name="T36">data</text:span><text:span text:style-name="T32"> </text:span><text:span text:style-name="T36">=</text:span><text:span text:style-name="T32"> </text:span><text:span text:style-name="T91">"foo"</text:span><text:span text:style-name="T36">;</text:span><text:span text:style-name="T32"><text:line-break/></text:span><text:span text:style-name="T31">return</text:span><text:span text:style-name="T32"> </text:span><text:span text:style-name="T36">JSONValue([</text:span><text:span text:style-name="T32"><text:line-break/></text:span><text:span text:style-name="T32"> <text:s/></text:span><text:span text:style-name="T91">"version"</text:span><text:span text:style-name="T36">:</text:span><text:span text:style-name="T32"> </text:span><text:span text:style-name="T36">JSONValue(</text:span><text:span text:style-name="T32"><text:line-break/></text:span><text:span text:style-name="T32"> <text:s text:c="3"/></text:span><text:span text:style-name="T36">version_),</text:span><text:span text:style-name="T32"><text:line-break/></text:span><text:span text:style-name="T32"> <text:s/></text:span><text:span text:style-name="T91">"data"</text:span><text:span text:style-name="T36">:</text:span><text:span text:style-name="T32"> </text:span><text:span text:style-name="T36">JSONValue([</text:span><text:span text:style-name="T32"><text:line-break/></text:span><text:span text:style-name="T32"> <text:s text:c="3"/></text:span><text:span text:style-name="T36">JSONValue(data),</text:span><text:span text:style-name="T32"><text:line-break/></text:span><text:span text:style-name="T32"> <text:s/></text:span><text:span text:style-name="T36">]),</text:span><text:span text:style-name="T32"><text:line-break/></text:span><text:span text:style-name="T36">])</text:span></text:p>
          </draw:text-box>
        </draw:frame>
        <draw:frame draw:style-name="gr12" draw:text-style-name="P19" draw:layer="layout" svg:width="10.194cm" svg:height="7.218cm" svg:x="11.806cm" svg:y="4.282cm">
          <draw:text-box>
            <text:p xml:id="id4" text:id="id4"><text:span text:style-name="T89">Neat version:</text:span></text:p>
            <text:p xml:id="id5" text:id="id5" text:style-name="P2"><text:span text:style-name="T35">int</text:span><text:span text:style-name="T32"> </text:span><text:span text:style-name="T36">version_</text:span><text:span text:style-name="T32"> </text:span><text:span text:style-name="T36">=</text:span><text:span text:style-name="T32"> </text:span><text:span text:style-name="T33">4</text:span><text:span text:style-name="T36">;</text:span><text:span text:style-name="T32"><text:line-break/></text:span><text:span text:style-name="T90">string</text:span><text:span text:style-name="T32"> </text:span><text:span text:style-name="T36">data</text:span><text:span text:style-name="T32"> </text:span><text:span text:style-name="T36">=</text:span><text:span text:style-name="T32"> </text:span><text:span text:style-name="T91">"foo"</text:span><text:span text:style-name="T36">;</text:span><text:span text:style-name="T32"><text:line-break/></text:span><text:span text:style-name="T31">return</text:span><text:span text:style-name="T32"> </text:span><text:span text:style-name="T36">JSONValue({</text:span><text:span text:style-name="T32"><text:line-break/></text:span><text:span text:style-name="T32"> <text:s/></text:span><text:span text:style-name="T91">"version"</text:span><text:span text:style-name="T36">:</text:span><text:span text:style-name="T32"> </text:span><text:span text:style-name="T36">version_,</text:span><text:span text:style-name="T32"><text:line-break/></text:span><text:span text:style-name="T32"> <text:s/></text:span><text:span text:style-name="T91">"data"</text:span><text:span text:style-name="T36">:</text:span><text:span text:style-name="T32"> </text:span><text:span text:style-name="T36">[data]</text:span><text:span text:style-name="T36"><text:line-break/></text:span><text:span text:style-name="T36">});</text:span><text:span text:style-name="T32"><text:line-break/></text:span><text:span text:style-name="T3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Language Design Advice: Take the Freebies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„C is complicated because the machine is complicated“</text:p>
              </text:list-item>
              <text:list-item>
                <text:p>Bad excuse for no arrays, stupid type syntax, no modules, separate namespaces, preprocessor, anemic stdlib, no nested functions, no named parameters, no format strings, etc.</text:p>
              </text:list-item>
              <text:list-item>
                <text:p>None of those force your language into a particular design.</text:p>
              </text:list-item>
              <text:list-item>
                <text:p>So take the freebies!</text:p>
              </text:list-item>
              <text:list-item>
                <text:p>Beating C isn't hard.</text:p>
              </text:list-item>
              <text:list-item>
                <text:p text:style-name="P2"><text:span text:style-name="T92">Beating D is a bit harder </text:span>😃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1">
        <office:forms form:automatic-focus="false" form:apply-design-mode="false"/>
        <draw:frame presentation:style-name="pr9" draw:layer="layout" svg:width="25.199cm" svg:height="1.372cm" svg:x="1.4cm" svg:y="0.628cm" presentation:class="title" presentation:user-transformed="true">
          <draw:text-box>
            <text:p>Finale: Go write compilers!</text:p>
          </draw:text-box>
        </draw:frame>
        <draw:frame presentation:style-name="pr7" draw:layer="layout" svg:width="25.199cm" svg:height="10.319cm" svg:x="1.4cm" svg:y="2.5cm" presentation:class="outline" presentation:user-transformed="true">
          <draw:text-box>
            <text:list text:style-name="L2">
              <text:list-item>
                <text:p>My first compiler (also named neat) was shit.</text:p>
              </text:list-item>
              <text:list-item>
                <text:p>No syntax trees, no consistency,<text:line-break/>not self-hosted, anemic templates, no CTFE, no macros, not a clue in sight. (I loved that project so much.)</text:p>
              </text:list-item>
              <text:list-item>
                <text:p>But: I never thought that I wasn't cut<text:line-break/>out for programming. Ridiculous! I've<text:line-break/>written a compiler!</text:p>
              </text:list-item>
              <text:list-item>
                <text:p>Go write compilers. 😊👍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swiss" style:font-pitch="variable"/>
    <style:font-face style:name="Noto Sans Mono" svg:font-family="'Noto Sans Mono'" style:font-family-generic="swiss" style:font-pitch="variable"/>
    <style:font-face style:name="Noto Sans Mono ExtraCondensed" svg:font-family="'Noto Sans Mono ExtraCondensed'" style:font-family-generic="swiss" style:font-pitch="variable"/>
    <style:font-face style:name="Noto Sans Mono Medium" svg:font-family="'Noto Sans Mono Medium'" style:font-adornments="Medium" style:font-family-generic="swiss" style:font-pitch="variable"/>
    <style:font-face style:name="Noto Sans Mono Medium1" svg:font-family="'Noto Sans Mono Medium'" style:font-family-generic="swiss" style:font-pitch="variable"/>
    <style:font-face style:name="Noto Sans Mono1" svg:font-family="'Noto Sans Mono'" style:font-adornments="Regular" style:font-family-generic="swiss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Noto Sans2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de" style:family="graphic" style:parent-style-name="Text">
      <style:text-properties style:font-name="Noto Sans Mono1" fo:font-family="'Noto Sans Mono'" style:font-style-name="Regular" style:font-family-generic="swiss" style:font-pitch="variable"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Noto Sans2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Noto Sans2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Noto Sans2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Noto Sans2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6pt" style:font-size-asian="16pt" style:font-size-complex="16pt"/>
    </style:style>
    <style:style style:name="MT3" style:family="text">
      <style:text-properties style:font-name="DejaVu Sans" fo:font-size="16pt" style:font-size-asian="16pt" style:font-weight-asian="normal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cm" svg:height="1.673cm" svg:x="21cm" svg:y="0.501cm">
        <draw:text-box>
          <text:p><text:span text:style-name="MT2">https</text:span><text:span text:style-name="MT3">://</text:span><text:span text:style-name="MT2">bit.ly/3OV8kQ4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0.1cm" svg:height="1.372cm" svg:x="1.4cm" svg:y="0.628cm" presentation:class="title" presentation:placeholder="true">
        <draw:text-box/>
      </draw:frame>
      <draw:frame presentation:style-name="Default_20_1-outline1" draw:layer="backgroundobjects" svg:width="25.199cm" svg:height="10.319cm" svg:x="1.4cm" svg:y="2.5cm" presentation:class="outline" presentation:placeholder="true">
        <draw:text-box/>
      </draw:frame>
      <draw:frame presentation:style-name="Mpr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7cm" svg:height="1.673cm" svg:x="21cm" svg:y="0.5cm">
        <draw:text-box>
          <text:p><text:span text:style-name="MT2">https</text:span><text:span text:style-name="MT3">://</text:span><text:span text:style-name="MT2">bit.ly/3OV8kQ4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9:14:02.206748602</meta:creation-date>
    <dc:date>2023-08-30T13:30:40.449449986</dc:date>
    <meta:editing-duration>P15DT17H38M39S</meta:editing-duration>
    <meta:editing-cycles>172</meta:editing-cycles>
    <meta:generator>LibreOffice/7.5.3.2$Linux_X86_64 LibreOffice_project/50$Build-2</meta:generator>
    <meta:document-statistic meta:object-count="201"/>
  </office:meta>
</office:document-meta>
</file>